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5c2d91"/>
      <style:text-properties fo:color="#ffffff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 style:data-style-name="N11">
      <style:table-cell-properties fo:background-color="#5c2d91"/>
      <style:text-properties fo:color="#ffffff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*8" office:value-type="float" office:value="8" calcext:value-type="float">
            <text:p>8</text:p>
          </table:table-cell>
          <table:table-cell table:formula="of:=[.B2]*128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]*8" office:value-type="float" office:value="16" calcext:value-type="float">
            <text:p>16</text:p>
          </table:table-cell>
          <table:table-cell table:formula="of:=[.B3]*128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4]*8" office:value-type="float" office:value="24" calcext:value-type="float">
            <text:p>24</text:p>
          </table:table-cell>
          <table:table-cell table:formula="of:=[.B4]*128"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8" office:value-type="float" office:value="32" calcext:value-type="float">
            <text:p>32</text:p>
          </table:table-cell>
          <table:table-cell table:formula="of:=[.B5]*128"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6]*8" office:value-type="float" office:value="40" calcext:value-type="float">
            <text:p>40</text:p>
          </table:table-cell>
          <table:table-cell table:formula="of:=[.B6]*128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7]*8" office:value-type="float" office:value="48" calcext:value-type="float">
            <text:p>48</text:p>
          </table:table-cell>
          <table:table-cell table:formula="of:=[.B7]*128"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8]*8" office:value-type="float" office:value="56" calcext:value-type="float">
            <text:p>56</text:p>
          </table:table-cell>
          <table:table-cell table:formula="of:=[.B8]*128" office:value-type="float" office:value="896" calcext:value-type="float">
            <text:p>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9]*8" office:value-type="float" office:value="64" calcext:value-type="float">
            <text:p>64</text:p>
          </table:table-cell>
          <table:table-cell table:formula="of:=[.B9]*128" office:value-type="float" office:value="1024" calcext:value-type="float">
            <text:p>1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0]*8" office:value-type="float" office:value="72" calcext:value-type="float">
            <text:p>72</text:p>
          </table:table-cell>
          <table:table-cell table:formula="of:=[.B10]*128" office:value-type="float" office:value="1152" calcext:value-type="float">
            <text:p>1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1]*8" office:value-type="float" office:value="80" calcext:value-type="float">
            <text:p>80</text:p>
          </table:table-cell>
          <table:table-cell table:formula="of:=[.B11]*128"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2]*8" office:value-type="float" office:value="88" calcext:value-type="float">
            <text:p>88</text:p>
          </table:table-cell>
          <table:table-cell table:formula="of:=[.B12]*128" office:value-type="float" office:value="1408" calcext:value-type="float">
            <text:p>1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3]*8" office:value-type="float" office:value="96" calcext:value-type="float">
            <text:p>96</text:p>
          </table:table-cell>
          <table:table-cell table:formula="of:=[.B13]*128" office:value-type="float" office:value="1536" calcext:value-type="float">
            <text:p>1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4]*8" office:value-type="float" office:value="104" calcext:value-type="float">
            <text:p>104</text:p>
          </table:table-cell>
          <table:table-cell table:formula="of:=[.B14]*128" office:value-type="float" office:value="1664" calcext:value-type="float">
            <text:p>1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]*8" office:value-type="float" office:value="112" calcext:value-type="float">
            <text:p>112</text:p>
          </table:table-cell>
          <table:table-cell table:formula="of:=[.B15]*128" office:value-type="float" office:value="1792" calcext:value-type="float">
            <text:p>1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6]*8" office:value-type="float" office:value="120" calcext:value-type="float">
            <text:p>120</text:p>
          </table:table-cell>
          <table:table-cell table:formula="of:=[.B16]*128"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7]*8" office:value-type="float" office:value="128" calcext:value-type="float">
            <text:p>128</text:p>
          </table:table-cell>
          <table:table-cell table:formula="of:=[.B17]*128" office:value-type="float" office:value="2048" calcext:value-type="float">
            <text:p>2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8]*8" office:value-type="float" office:value="136" calcext:value-type="float">
            <text:p>136</text:p>
          </table:table-cell>
          <table:table-cell table:formula="of:=[.B18]*128" office:value-type="float" office:value="2176" calcext:value-type="float">
            <text:p>2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9]*8" office:value-type="float" office:value="144" calcext:value-type="float">
            <text:p>144</text:p>
          </table:table-cell>
          <table:table-cell table:formula="of:=[.B19]*128" office:value-type="float" office:value="2304" calcext:value-type="float">
            <text:p>2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0]*8" office:value-type="float" office:value="152" calcext:value-type="float">
            <text:p>152</text:p>
          </table:table-cell>
          <table:table-cell table:formula="of:=[.B20]*128" office:value-type="float" office:value="2432" calcext:value-type="float">
            <text:p>2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1]*8" office:value-type="float" office:value="160" calcext:value-type="float">
            <text:p>160</text:p>
          </table:table-cell>
          <table:table-cell table:formula="of:=[.B21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2]*8" office:value-type="float" office:value="168" calcext:value-type="float">
            <text:p>168</text:p>
          </table:table-cell>
          <table:table-cell table:formula="of:=[.B22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3]*8" office:value-type="float" office:value="176" calcext:value-type="float">
            <text:p>176</text:p>
          </table:table-cell>
          <table:table-cell table:formula="of:=[.B23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24]*8" office:value-type="float" office:value="184" calcext:value-type="float">
            <text:p>184</text:p>
          </table:table-cell>
          <table:table-cell table:formula="of:=[.B24]*128" office:value-type="float" office:value="2944" calcext:value-type="float">
            <text:p>2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5]*8" office:value-type="float" office:value="192" calcext:value-type="float">
            <text:p>192</text:p>
          </table:table-cell>
          <table:table-cell table:formula="of:=[.B25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6]*8" office:value-type="float" office:value="200" calcext:value-type="float">
            <text:p>200</text:p>
          </table:table-cell>
          <table:table-cell table:formula="of:=[.B26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27]*8" office:value-type="float" office:value="208" calcext:value-type="float">
            <text:p>208</text:p>
          </table:table-cell>
          <table:table-cell table:formula="of:=[.B27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28]*8" office:value-type="float" office:value="216" calcext:value-type="float">
            <text:p>216</text:p>
          </table:table-cell>
          <table:table-cell table:formula="of:=[.B28]*128" office:value-type="float" office:value="3456" calcext:value-type="float">
            <text:p>3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29]*8" office:value-type="float" office:value="224" calcext:value-type="float">
            <text:p>224</text:p>
          </table:table-cell>
          <table:table-cell table:formula="of:=[.B29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0]*8" office:value-type="float" office:value="232" calcext:value-type="float">
            <text:p>232</text:p>
          </table:table-cell>
          <table:table-cell table:formula="of:=[.B30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1]*8" office:value-type="float" office:value="240" calcext:value-type="float">
            <text:p>240</text:p>
          </table:table-cell>
          <table:table-cell table:formula="of:=[.B31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2]*8" office:value-type="float" office:value="248" calcext:value-type="float">
            <text:p>248</text:p>
          </table:table-cell>
          <table:table-cell table:formula="of:=[.B32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33]*8" office:value-type="float" office:value="256" calcext:value-type="float">
            <text:p>256</text:p>
          </table:table-cell>
          <table:table-cell table:formula="of:=[.B33]*128" office:value-type="float" office:value="4096" calcext:value-type="float">
            <text:p>4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34]*8" office:value-type="float" office:value="264" calcext:value-type="float">
            <text:p>264</text:p>
          </table:table-cell>
          <table:table-cell table:formula="of:=[.B34]*128" office:value-type="float" office:value="4224" calcext:value-type="float">
            <text:p>4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5]*8" office:value-type="float" office:value="272" calcext:value-type="float">
            <text:p>272</text:p>
          </table:table-cell>
          <table:table-cell table:formula="of:=[.B35]*128" office:value-type="float" office:value="4352" calcext:value-type="float">
            <text:p>4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6]*8" office:value-type="float" office:value="280" calcext:value-type="float">
            <text:p>280</text:p>
          </table:table-cell>
          <table:table-cell table:formula="of:=[.B36]*128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37]*8" office:value-type="float" office:value="288" calcext:value-type="float">
            <text:p>288</text:p>
          </table:table-cell>
          <table:table-cell table:formula="of:=[.B37]*128" office:value-type="float" office:value="4608" calcext:value-type="float">
            <text:p>4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38]*8" office:value-type="float" office:value="296" calcext:value-type="float">
            <text:p>296</text:p>
          </table:table-cell>
          <table:table-cell table:formula="of:=[.B38]*128" office:value-type="float" office:value="4736" calcext:value-type="float">
            <text:p>4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39]*8" office:value-type="float" office:value="304" calcext:value-type="float">
            <text:p>304</text:p>
          </table:table-cell>
          <table:table-cell table:formula="of:=[.B39]*128" office:value-type="float" office:value="4864" calcext:value-type="float">
            <text:p>4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0]*8" office:value-type="float" office:value="312" calcext:value-type="float">
            <text:p>312</text:p>
          </table:table-cell>
          <table:table-cell table:formula="of:=[.B40]*128" office:value-type="float" office:value="4992" calcext:value-type="float">
            <text:p>4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1]*8" office:value-type="float" office:value="320" calcext:value-type="float">
            <text:p>320</text:p>
          </table:table-cell>
          <table:table-cell table:formula="of:=[.B41]*128" office:value-type="float" office:value="5120" calcext:value-type="float">
            <text:p>5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2]*8" office:value-type="float" office:value="328" calcext:value-type="float">
            <text:p>328</text:p>
          </table:table-cell>
          <table:table-cell table:formula="of:=[.B42]*128" office:value-type="float" office:value="5248" calcext:value-type="float">
            <text:p>5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3]*8" office:value-type="float" office:value="336" calcext:value-type="float">
            <text:p>336</text:p>
          </table:table-cell>
          <table:table-cell table:formula="of:=[.B43]*128" office:value-type="float" office:value="5376" calcext:value-type="float">
            <text:p>5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44]*8" office:value-type="float" office:value="344" calcext:value-type="float">
            <text:p>344</text:p>
          </table:table-cell>
          <table:table-cell table:formula="of:=[.B44]*128" office:value-type="float" office:value="5504" calcext:value-type="float">
            <text:p>5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45]*8" office:value-type="float" office:value="352" calcext:value-type="float">
            <text:p>352</text:p>
          </table:table-cell>
          <table:table-cell table:formula="of:=[.B45]*128" office:value-type="float" office:value="5632" calcext:value-type="float">
            <text:p>5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6]*8" office:value-type="float" office:value="360" calcext:value-type="float">
            <text:p>360</text:p>
          </table:table-cell>
          <table:table-cell table:formula="of:=[.B46]*128" office:value-type="float" office:value="5760" calcext:value-type="float">
            <text:p>5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47]*8" office:value-type="float" office:value="368" calcext:value-type="float">
            <text:p>368</text:p>
          </table:table-cell>
          <table:table-cell table:formula="of:=[.B47]*128" office:value-type="float" office:value="5888" calcext:value-type="float">
            <text:p>5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48]*8" office:value-type="float" office:value="376" calcext:value-type="float">
            <text:p>376</text:p>
          </table:table-cell>
          <table:table-cell table:formula="of:=[.B48]*128" office:value-type="float" office:value="6016" calcext:value-type="float">
            <text:p>6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49]*8" office:value-type="float" office:value="384" calcext:value-type="float">
            <text:p>384</text:p>
          </table:table-cell>
          <table:table-cell table:formula="of:=[.B49]*128" office:value-type="float" office:value="6144" calcext:value-type="float">
            <text:p>6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0]*8" office:value-type="float" office:value="392" calcext:value-type="float">
            <text:p>392</text:p>
          </table:table-cell>
          <table:table-cell table:formula="of:=[.B50]*128" office:value-type="float" office:value="6272" calcext:value-type="float">
            <text:p>6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1]*8" office:value-type="float" office:value="400" calcext:value-type="float">
            <text:p>400</text:p>
          </table:table-cell>
          <table:table-cell table:formula="of:=[.B51]*128" office:value-type="float" office:value="6400" calcext:value-type="float">
            <text:p>6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2]*8" office:value-type="float" office:value="408" calcext:value-type="float">
            <text:p>408</text:p>
          </table:table-cell>
          <table:table-cell table:formula="of:=[.B52]*128" office:value-type="float" office:value="6528" calcext:value-type="float">
            <text:p>6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53]*8" office:value-type="float" office:value="416" calcext:value-type="float">
            <text:p>416</text:p>
          </table:table-cell>
          <table:table-cell table:formula="of:=[.B53]*128" office:value-type="float" office:value="6656" calcext:value-type="float">
            <text:p>6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54]*8" office:value-type="float" office:value="424" calcext:value-type="float">
            <text:p>424</text:p>
          </table:table-cell>
          <table:table-cell table:formula="of:=[.B54]*128" office:value-type="float" office:value="6784" calcext:value-type="float">
            <text:p>6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5]*8" office:value-type="float" office:value="432" calcext:value-type="float">
            <text:p>432</text:p>
          </table:table-cell>
          <table:table-cell table:formula="of:=[.B55]*128" office:value-type="float" office:value="6912" calcext:value-type="float">
            <text:p>6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56]*8" office:value-type="float" office:value="440" calcext:value-type="float">
            <text:p>440</text:p>
          </table:table-cell>
          <table:table-cell table:formula="of:=[.B56]*128" office:value-type="float" office:value="7040" calcext:value-type="float">
            <text:p>7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57]*8" office:value-type="float" office:value="448" calcext:value-type="float">
            <text:p>448</text:p>
          </table:table-cell>
          <table:table-cell table:formula="of:=[.B57]*128" office:value-type="float" office:value="7168" calcext:value-type="float">
            <text:p>7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58]*8" office:value-type="float" office:value="456" calcext:value-type="float">
            <text:p>456</text:p>
          </table:table-cell>
          <table:table-cell table:formula="of:=[.B58]*128" office:value-type="float" office:value="7296" calcext:value-type="float">
            <text:p>7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59]*8" office:value-type="float" office:value="464" calcext:value-type="float">
            <text:p>464</text:p>
          </table:table-cell>
          <table:table-cell table:formula="of:=[.B59]*128" office:value-type="float" office:value="7424" calcext:value-type="float">
            <text:p>7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0]*8" office:value-type="float" office:value="472" calcext:value-type="float">
            <text:p>472</text:p>
          </table:table-cell>
          <table:table-cell table:formula="of:=[.B60]*128" office:value-type="float" office:value="7552" calcext:value-type="float">
            <text:p>755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table:formula="of:=[.B61]*8" office:value-type="float" office:value="480" calcext:value-type="float">
            <text:p>480</text:p>
          </table:table-cell>
          <table:table-cell table:style-name="ce1" table:formula="of:=[.B61]*128" office:value-type="float" office:value="7680" calcext:value-type="float">
            <text:p>768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1" calcext:value-type="float">
            <text:p>61</text:p>
          </table:table-cell>
          <table:table-cell table:style-name="ce1" table:formula="of:=[.B62]*8" office:value-type="float" office:value="488" calcext:value-type="float">
            <text:p>488</text:p>
          </table:table-cell>
          <table:table-cell table:style-name="ce1" table:formula="of:=[.B62]*128" office:value-type="float" office:value="7808" calcext:value-type="float">
            <text:p>780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2" calcext:value-type="float">
            <text:p>62</text:p>
          </table:table-cell>
          <table:table-cell table:style-name="ce1" table:formula="of:=[.B63]*8" office:value-type="float" office:value="496" calcext:value-type="float">
            <text:p>496</text:p>
          </table:table-cell>
          <table:table-cell table:style-name="ce1" table:formula="of:=[.B63]*128" office:value-type="float" office:value="7936" calcext:value-type="float">
            <text:p>793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3" calcext:value-type="float">
            <text:p>63</text:p>
          </table:table-cell>
          <table:table-cell table:style-name="ce1" table:formula="of:=[.B64]*8" office:value-type="float" office:value="504" calcext:value-type="float">
            <text:p>504</text:p>
          </table:table-cell>
          <table:table-cell table:style-name="ce1" table:formula="of:=[.B64]*128" office:value-type="float" office:value="8064" calcext:value-type="float">
            <text:p>806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table:formula="of:=[.B65]*8" office:value-type="float" office:value="512" calcext:value-type="float">
            <text:p>512</text:p>
          </table:table-cell>
          <table:table-cell table:style-name="ce1" table:formula="of:=[.B65]*128" office:value-type="float" office:value="8192" calcext:value-type="float">
            <text:p>819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ce1" table:formula="of:=[.B66]*8" office:value-type="float" office:value="520" calcext:value-type="float">
            <text:p>520</text:p>
          </table:table-cell>
          <table:table-cell table:style-name="ce1" table:formula="of:=[.B66]*128" office:value-type="float" office:value="8320" calcext:value-type="float">
            <text:p>832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table:formula="of:=[.B67]*8" office:value-type="float" office:value="528" calcext:value-type="float">
            <text:p>528</text:p>
          </table:table-cell>
          <table:table-cell table:style-name="ce1" table:formula="of:=[.B67]*128" office:value-type="float" office:value="8448" calcext:value-type="float">
            <text:p>844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7" calcext:value-type="float">
            <text:p>67</text:p>
          </table:table-cell>
          <table:table-cell table:style-name="ce1" table:formula="of:=[.B68]*8" office:value-type="float" office:value="536" calcext:value-type="float">
            <text:p>536</text:p>
          </table:table-cell>
          <table:table-cell table:style-name="ce1" table:formula="of:=[.B68]*128" office:value-type="float" office:value="8576" calcext:value-type="float">
            <text:p>857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8" calcext:value-type="float">
            <text:p>68</text:p>
          </table:table-cell>
          <table:table-cell table:style-name="ce1" table:formula="of:=[.B69]*8" office:value-type="float" office:value="544" calcext:value-type="float">
            <text:p>544</text:p>
          </table:table-cell>
          <table:table-cell table:style-name="ce1" table:formula="of:=[.B69]*128" office:value-type="float" office:value="8704" calcext:value-type="float">
            <text:p>870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ce1" table:formula="of:=[.B70]*8" office:value-type="float" office:value="552" calcext:value-type="float">
            <text:p>552</text:p>
          </table:table-cell>
          <table:table-cell table:style-name="ce1" table:formula="of:=[.B70]*128" office:value-type="float" office:value="8832" calcext:value-type="float">
            <text:p>883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0" calcext:value-type="float">
            <text:p>70</text:p>
          </table:table-cell>
          <table:table-cell table:style-name="ce1" table:formula="of:=[.B71]*8" office:value-type="float" office:value="560" calcext:value-type="float">
            <text:p>560</text:p>
          </table:table-cell>
          <table:table-cell table:style-name="ce1" table:formula="of:=[.B71]*128" office:value-type="float" office:value="8960" calcext:value-type="float">
            <text:p>896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1" calcext:value-type="float">
            <text:p>71</text:p>
          </table:table-cell>
          <table:table-cell table:style-name="ce1" table:formula="of:=[.B72]*8" office:value-type="float" office:value="568" calcext:value-type="float">
            <text:p>568</text:p>
          </table:table-cell>
          <table:table-cell table:style-name="ce1" table:formula="of:=[.B72]*128" office:value-type="float" office:value="9088" calcext:value-type="float">
            <text:p>908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2" calcext:value-type="float">
            <text:p>72</text:p>
          </table:table-cell>
          <table:table-cell table:style-name="ce1" table:formula="of:=[.B73]*8" office:value-type="float" office:value="576" calcext:value-type="float">
            <text:p>576</text:p>
          </table:table-cell>
          <table:table-cell table:style-name="ce1" table:formula="of:=[.B73]*128" office:value-type="float" office:value="9216" calcext:value-type="float">
            <text:p>921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3" calcext:value-type="float">
            <text:p>73</text:p>
          </table:table-cell>
          <table:table-cell table:style-name="ce1" table:formula="of:=[.B74]*8" office:value-type="float" office:value="584" calcext:value-type="float">
            <text:p>584</text:p>
          </table:table-cell>
          <table:table-cell table:style-name="ce1" table:formula="of:=[.B74]*128" office:value-type="float" office:value="9344" calcext:value-type="float">
            <text:p>934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4" calcext:value-type="float">
            <text:p>74</text:p>
          </table:table-cell>
          <table:table-cell table:style-name="ce1" table:formula="of:=[.B75]*8" office:value-type="float" office:value="592" calcext:value-type="float">
            <text:p>592</text:p>
          </table:table-cell>
          <table:table-cell table:style-name="ce1" table:formula="of:=[.B75]*128" office:value-type="float" office:value="9472" calcext:value-type="float">
            <text:p>947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5" calcext:value-type="float">
            <text:p>75</text:p>
          </table:table-cell>
          <table:table-cell table:style-name="ce1" table:formula="of:=[.B76]*8" office:value-type="float" office:value="600" calcext:value-type="float">
            <text:p>600</text:p>
          </table:table-cell>
          <table:table-cell table:style-name="ce1" table:formula="of:=[.B76]*128" office:value-type="float" office:value="9600" calcext:value-type="float">
            <text:p>960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6" calcext:value-type="float">
            <text:p>76</text:p>
          </table:table-cell>
          <table:table-cell table:style-name="ce1" table:formula="of:=[.B77]*8" office:value-type="float" office:value="608" calcext:value-type="float">
            <text:p>608</text:p>
          </table:table-cell>
          <table:table-cell table:style-name="ce1" table:formula="of:=[.B77]*128" office:value-type="float" office:value="9728" calcext:value-type="float">
            <text:p>972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7" calcext:value-type="float">
            <text:p>77</text:p>
          </table:table-cell>
          <table:table-cell table:style-name="ce1" table:formula="of:=[.B78]*8" office:value-type="float" office:value="616" calcext:value-type="float">
            <text:p>616</text:p>
          </table:table-cell>
          <table:table-cell table:style-name="ce1" table:formula="of:=[.B78]*128" office:value-type="float" office:value="9856" calcext:value-type="float">
            <text:p>985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8" calcext:value-type="float">
            <text:p>78</text:p>
          </table:table-cell>
          <table:table-cell table:style-name="ce1" table:formula="of:=[.B79]*8" office:value-type="float" office:value="624" calcext:value-type="float">
            <text:p>624</text:p>
          </table:table-cell>
          <table:table-cell table:style-name="ce1" table:formula="of:=[.B79]*128" office:value-type="float" office:value="9984" calcext:value-type="float">
            <text:p>998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79" calcext:value-type="float">
            <text:p>79</text:p>
          </table:table-cell>
          <table:table-cell table:style-name="ce1" table:formula="of:=[.B80]*8" office:value-type="float" office:value="632" calcext:value-type="float">
            <text:p>632</text:p>
          </table:table-cell>
          <table:table-cell table:style-name="ce1" table:formula="of:=[.B80]*128" office:value-type="float" office:value="10112" calcext:value-type="float">
            <text:p>1011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table:formula="of:=[.B81]*8" office:value-type="float" office:value="640" calcext:value-type="float">
            <text:p>640</text:p>
          </table:table-cell>
          <table:table-cell table:style-name="ce1" table:formula="of:=[.B81]*128" office:value-type="float" office:value="10240" calcext:value-type="float">
            <text:p>1024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1" calcext:value-type="float">
            <text:p>81</text:p>
          </table:table-cell>
          <table:table-cell table:style-name="ce1" table:formula="of:=[.B82]*8" office:value-type="float" office:value="648" calcext:value-type="float">
            <text:p>648</text:p>
          </table:table-cell>
          <table:table-cell table:style-name="ce1" table:formula="of:=[.B82]*128" office:value-type="float" office:value="10368" calcext:value-type="float">
            <text:p>1036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2" calcext:value-type="float">
            <text:p>82</text:p>
          </table:table-cell>
          <table:table-cell table:style-name="ce1" table:formula="of:=[.B83]*8" office:value-type="float" office:value="656" calcext:value-type="float">
            <text:p>656</text:p>
          </table:table-cell>
          <table:table-cell table:style-name="ce1" table:formula="of:=[.B83]*128" office:value-type="float" office:value="10496" calcext:value-type="float">
            <text:p>1049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3" calcext:value-type="float">
            <text:p>83</text:p>
          </table:table-cell>
          <table:table-cell table:style-name="ce1" table:formula="of:=[.B84]*8" office:value-type="float" office:value="664" calcext:value-type="float">
            <text:p>664</text:p>
          </table:table-cell>
          <table:table-cell table:style-name="ce1" table:formula="of:=[.B84]*128" office:value-type="float" office:value="10624" calcext:value-type="float">
            <text:p>1062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4" calcext:value-type="float">
            <text:p>84</text:p>
          </table:table-cell>
          <table:table-cell table:style-name="ce1" table:formula="of:=[.B85]*8" office:value-type="float" office:value="672" calcext:value-type="float">
            <text:p>672</text:p>
          </table:table-cell>
          <table:table-cell table:style-name="ce1" table:formula="of:=[.B85]*128" office:value-type="float" office:value="10752" calcext:value-type="float">
            <text:p>1075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5" calcext:value-type="float">
            <text:p>85</text:p>
          </table:table-cell>
          <table:table-cell table:style-name="ce1" table:formula="of:=[.B86]*8" office:value-type="float" office:value="680" calcext:value-type="float">
            <text:p>680</text:p>
          </table:table-cell>
          <table:table-cell table:style-name="ce1" table:formula="of:=[.B86]*128" office:value-type="float" office:value="10880" calcext:value-type="float">
            <text:p>1088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6" calcext:value-type="float">
            <text:p>86</text:p>
          </table:table-cell>
          <table:table-cell table:style-name="ce1" table:formula="of:=[.B87]*8" office:value-type="float" office:value="688" calcext:value-type="float">
            <text:p>688</text:p>
          </table:table-cell>
          <table:table-cell table:style-name="ce1" table:formula="of:=[.B87]*128" office:value-type="float" office:value="11008" calcext:value-type="float">
            <text:p>1100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7" calcext:value-type="float">
            <text:p>87</text:p>
          </table:table-cell>
          <table:table-cell table:style-name="ce1" table:formula="of:=[.B88]*8" office:value-type="float" office:value="696" calcext:value-type="float">
            <text:p>696</text:p>
          </table:table-cell>
          <table:table-cell table:style-name="ce1" table:formula="of:=[.B88]*128" office:value-type="float" office:value="11136" calcext:value-type="float">
            <text:p>1113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8" calcext:value-type="float">
            <text:p>88</text:p>
          </table:table-cell>
          <table:table-cell table:style-name="ce1" table:formula="of:=[.B89]*8" office:value-type="float" office:value="704" calcext:value-type="float">
            <text:p>704</text:p>
          </table:table-cell>
          <table:table-cell table:style-name="ce1" table:formula="of:=[.B89]*128" office:value-type="float" office:value="11264" calcext:value-type="float">
            <text:p>1126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89" calcext:value-type="float">
            <text:p>89</text:p>
          </table:table-cell>
          <table:table-cell table:style-name="ce1" table:formula="of:=[.B90]*8" office:value-type="float" office:value="712" calcext:value-type="float">
            <text:p>712</text:p>
          </table:table-cell>
          <table:table-cell table:style-name="ce1" table:formula="of:=[.B90]*128" office:value-type="float" office:value="11392" calcext:value-type="float">
            <text:p>1139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0" calcext:value-type="float">
            <text:p>90</text:p>
          </table:table-cell>
          <table:table-cell table:style-name="ce1" table:formula="of:=[.B91]*8" office:value-type="float" office:value="720" calcext:value-type="float">
            <text:p>720</text:p>
          </table:table-cell>
          <table:table-cell table:style-name="ce1" table:formula="of:=[.B91]*128" office:value-type="float" office:value="11520" calcext:value-type="float">
            <text:p>1152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1" calcext:value-type="float">
            <text:p>91</text:p>
          </table:table-cell>
          <table:table-cell table:style-name="ce1" table:formula="of:=[.B92]*8" office:value-type="float" office:value="728" calcext:value-type="float">
            <text:p>728</text:p>
          </table:table-cell>
          <table:table-cell table:style-name="ce1" table:formula="of:=[.B92]*128" office:value-type="float" office:value="11648" calcext:value-type="float">
            <text:p>1164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2" calcext:value-type="float">
            <text:p>92</text:p>
          </table:table-cell>
          <table:table-cell table:style-name="ce1" table:formula="of:=[.B93]*8" office:value-type="float" office:value="736" calcext:value-type="float">
            <text:p>736</text:p>
          </table:table-cell>
          <table:table-cell table:style-name="ce1" table:formula="of:=[.B93]*128" office:value-type="float" office:value="11776" calcext:value-type="float">
            <text:p>1177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3" calcext:value-type="float">
            <text:p>93</text:p>
          </table:table-cell>
          <table:table-cell table:style-name="ce1" table:formula="of:=[.B94]*8" office:value-type="float" office:value="744" calcext:value-type="float">
            <text:p>744</text:p>
          </table:table-cell>
          <table:table-cell table:style-name="ce1" table:formula="of:=[.B94]*128" office:value-type="float" office:value="11904" calcext:value-type="float">
            <text:p>1190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4" calcext:value-type="float">
            <text:p>94</text:p>
          </table:table-cell>
          <table:table-cell table:style-name="ce1" table:formula="of:=[.B95]*8" office:value-type="float" office:value="752" calcext:value-type="float">
            <text:p>752</text:p>
          </table:table-cell>
          <table:table-cell table:style-name="ce1" table:formula="of:=[.B95]*128" office:value-type="float" office:value="12032" calcext:value-type="float">
            <text:p>1203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5" calcext:value-type="float">
            <text:p>95</text:p>
          </table:table-cell>
          <table:table-cell table:style-name="ce1" table:formula="of:=[.B96]*8" office:value-type="float" office:value="760" calcext:value-type="float">
            <text:p>760</text:p>
          </table:table-cell>
          <table:table-cell table:style-name="ce1" table:formula="of:=[.B96]*128" office:value-type="float" office:value="12160" calcext:value-type="float">
            <text:p>1216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6" calcext:value-type="float">
            <text:p>96</text:p>
          </table:table-cell>
          <table:table-cell table:style-name="ce1" table:formula="of:=[.B97]*8" office:value-type="float" office:value="768" calcext:value-type="float">
            <text:p>768</text:p>
          </table:table-cell>
          <table:table-cell table:style-name="ce1" table:formula="of:=[.B97]*128" office:value-type="float" office:value="12288" calcext:value-type="float">
            <text:p>1228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7" calcext:value-type="float">
            <text:p>97</text:p>
          </table:table-cell>
          <table:table-cell table:style-name="ce1" table:formula="of:=[.B98]*8" office:value-type="float" office:value="776" calcext:value-type="float">
            <text:p>776</text:p>
          </table:table-cell>
          <table:table-cell table:style-name="ce1" table:formula="of:=[.B98]*128" office:value-type="float" office:value="12416" calcext:value-type="float">
            <text:p>1241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8" calcext:value-type="float">
            <text:p>98</text:p>
          </table:table-cell>
          <table:table-cell table:style-name="ce1" table:formula="of:=[.B99]*8" office:value-type="float" office:value="784" calcext:value-type="float">
            <text:p>784</text:p>
          </table:table-cell>
          <table:table-cell table:style-name="ce1" table:formula="of:=[.B99]*128" office:value-type="float" office:value="12544" calcext:value-type="float">
            <text:p>1254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99" calcext:value-type="float">
            <text:p>99</text:p>
          </table:table-cell>
          <table:table-cell table:style-name="ce1" table:formula="of:=[.B100]*8" office:value-type="float" office:value="792" calcext:value-type="float">
            <text:p>792</text:p>
          </table:table-cell>
          <table:table-cell table:style-name="ce1" table:formula="of:=[.B100]*128" office:value-type="float" office:value="12672" calcext:value-type="float">
            <text:p>12672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argin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[.B101]*8" office:value-type="float" office:value="800" calcext:value-type="float">
            <text:p>800</text:p>
          </table:table-cell>
          <table:table-cell table:style-name="ce2" table:formula="of:=[.B101]*128" office:value-type="float" office:value="12800" calcext:value-type="float">
            <text:p>12800</text:p>
          </table:table-cell>
          <table:table-cell table:style-name="ce2" office:value-type="string" calcext:value-type="string">
            <text:p>group1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[.B102]*8" office:value-type="float" office:value="808" calcext:value-type="float">
            <text:p>808</text:p>
          </table:table-cell>
          <table:table-cell table:style-name="ce2" table:formula="of:=[.B102]*128" office:value-type="float" office:value="12928" calcext:value-type="float">
            <text:p>12928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[.B103]*8" office:value-type="float" office:value="816" calcext:value-type="float">
            <text:p>816</text:p>
          </table:table-cell>
          <table:table-cell table:style-name="ce2" table:formula="of:=[.B103]*128" office:value-type="float" office:value="13056" calcext:value-type="float">
            <text:p>13056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[.B104]*8" office:value-type="float" office:value="824" calcext:value-type="float">
            <text:p>824</text:p>
          </table:table-cell>
          <table:table-cell table:style-name="ce2" table:formula="of:=[.B104]*128" office:value-type="float" office:value="13184" calcext:value-type="float">
            <text:p>13184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[.B105]*8" office:value-type="float" office:value="832" calcext:value-type="float">
            <text:p>832</text:p>
          </table:table-cell>
          <table:table-cell table:style-name="ce2" table:formula="of:=[.B105]*128" office:value-type="float" office:value="13312" calcext:value-type="float">
            <text:p>13312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[.B106]*8" office:value-type="float" office:value="840" calcext:value-type="float">
            <text:p>840</text:p>
          </table:table-cell>
          <table:table-cell table:style-name="ce2" table:formula="of:=[.B106]*128" office:value-type="float" office:value="13440" calcext:value-type="float">
            <text:p>13440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[.B107]*8" office:value-type="float" office:value="848" calcext:value-type="float">
            <text:p>848</text:p>
          </table:table-cell>
          <table:table-cell table:style-name="ce2" table:formula="of:=[.B107]*128" office:value-type="float" office:value="13568" calcext:value-type="float">
            <text:p>13568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[.B108]*8" office:value-type="float" office:value="856" calcext:value-type="float">
            <text:p>856</text:p>
          </table:table-cell>
          <table:table-cell table:style-name="ce2" table:formula="of:=[.B108]*128" office:value-type="float" office:value="13696" calcext:value-type="float">
            <text:p>13696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[.B109]*8" office:value-type="float" office:value="864" calcext:value-type="float">
            <text:p>864</text:p>
          </table:table-cell>
          <table:table-cell table:style-name="ce2" table:formula="of:=[.B109]*128" office:value-type="float" office:value="13824" calcext:value-type="float">
            <text:p>13824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formula="of:=[.B110]*8" office:value-type="float" office:value="872" calcext:value-type="float">
            <text:p>872</text:p>
          </table:table-cell>
          <table:table-cell table:style-name="ce2" table:formula="of:=[.B110]*128" office:value-type="float" office:value="13952" calcext:value-type="float">
            <text:p>13952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[.B111]*8" office:value-type="float" office:value="880" calcext:value-type="float">
            <text:p>880</text:p>
          </table:table-cell>
          <table:table-cell table:style-name="ce2" table:formula="of:=[.B111]*128" office:value-type="float" office:value="14080" calcext:value-type="float">
            <text:p>14080</text:p>
          </table:table-cell>
          <table:table-cell table:style-name="ce2" office:value-type="string" calcext:value-type="string">
            <text:p>group1</text:p>
          </table:table-cell>
          <table:table-cell table:style-name="ce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formula="of:=[.B112]*8" office:value-type="float" office:value="888" calcext:value-type="float">
            <text:p>888</text:p>
          </table:table-cell>
          <table:table-cell table:style-name="ce2" table:formula="of:=[.B112]*128" office:value-type="float" office:value="14208" calcext:value-type="float">
            <text:p>14208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[.B113]*8" office:value-type="float" office:value="896" calcext:value-type="float">
            <text:p>896</text:p>
          </table:table-cell>
          <table:table-cell table:style-name="ce2" table:formula="of:=[.B113]*128" office:value-type="float" office:value="14336" calcext:value-type="float">
            <text:p>14336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formula="of:=[.B114]*8" office:value-type="float" office:value="904" calcext:value-type="float">
            <text:p>904</text:p>
          </table:table-cell>
          <table:table-cell table:style-name="ce2" table:formula="of:=[.B114]*128" office:value-type="float" office:value="14464" calcext:value-type="float">
            <text:p>14464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[.B115]*8" office:value-type="float" office:value="912" calcext:value-type="float">
            <text:p>912</text:p>
          </table:table-cell>
          <table:table-cell table:style-name="ce2" table:formula="of:=[.B115]*128" office:value-type="float" office:value="14592" calcext:value-type="float">
            <text:p>14592</text:p>
          </table:table-cell>
          <table:table-cell table:style-name="ce2" office:value-type="string" calcext:value-type="string">
            <text:p>group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B116]*8" office:value-type="float" office:value="920" calcext:value-type="float">
            <text:p>920</text:p>
          </table:table-cell>
          <table:table-cell table:style-name="ce2" table:formula="of:=[.B116]*128" office:value-type="float" office:value="14720" calcext:value-type="float">
            <text:p>14720</text:p>
          </table:table-cell>
          <table:table-cell table:style-name="ce2" office:value-type="string" calcext:value-type="string">
            <text:p>group2</text:p>
          </table:table-cell>
          <table:table-cell table:style-name="ce4" office:value-type="percentage" office:value="0.05" calcext:value-type="percentage">
            <text:p>5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[.B117]*8" office:value-type="float" office:value="928" calcext:value-type="float">
            <text:p>928</text:p>
          </table:table-cell>
          <table:table-cell table:style-name="ce2" table:formula="of:=[.B117]*128" office:value-type="float" office:value="14848" calcext:value-type="float">
            <text:p>14848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[.B118]*8" office:value-type="float" office:value="936" calcext:value-type="float">
            <text:p>936</text:p>
          </table:table-cell>
          <table:table-cell table:style-name="ce2" table:formula="of:=[.B118]*128" office:value-type="float" office:value="14976" calcext:value-type="float">
            <text:p>14976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[.B119]*8" office:value-type="float" office:value="944" calcext:value-type="float">
            <text:p>944</text:p>
          </table:table-cell>
          <table:table-cell table:style-name="ce2" table:formula="of:=[.B119]*128" office:value-type="float" office:value="15104" calcext:value-type="float">
            <text:p>15104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[.B120]*8" office:value-type="float" office:value="952" calcext:value-type="float">
            <text:p>952</text:p>
          </table:table-cell>
          <table:table-cell table:style-name="ce2" table:formula="of:=[.B120]*128" office:value-type="float" office:value="15232" calcext:value-type="float">
            <text:p>15232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[.B121]*8" office:value-type="float" office:value="960" calcext:value-type="float">
            <text:p>960</text:p>
          </table:table-cell>
          <table:table-cell table:style-name="ce2" table:formula="of:=[.B121]*128" office:value-type="float" office:value="15360" calcext:value-type="float">
            <text:p>15360</text:p>
          </table:table-cell>
          <table:table-cell table:style-name="ce2" office:value-type="string" calcext:value-type="string">
            <text:p>group2</text:p>
          </table:table-cell>
          <table:table-cell table:style-name="ce4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[.B122]*8" office:value-type="float" office:value="968" calcext:value-type="float">
            <text:p>968</text:p>
          </table:table-cell>
          <table:table-cell table:style-name="ce2" table:formula="of:=[.B122]*128" office:value-type="float" office:value="15488" calcext:value-type="float">
            <text:p>15488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[.B123]*8" office:value-type="float" office:value="976" calcext:value-type="float">
            <text:p>976</text:p>
          </table:table-cell>
          <table:table-cell table:style-name="ce2" table:formula="of:=[.B123]*128" office:value-type="float" office:value="15616" calcext:value-type="float">
            <text:p>15616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[.B124]*8" office:value-type="float" office:value="984" calcext:value-type="float">
            <text:p>984</text:p>
          </table:table-cell>
          <table:table-cell table:style-name="ce2" table:formula="of:=[.B124]*128" office:value-type="float" office:value="15744" calcext:value-type="float">
            <text:p>15744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[.B125]*8" office:value-type="float" office:value="992" calcext:value-type="float">
            <text:p>992</text:p>
          </table:table-cell>
          <table:table-cell table:style-name="ce2" table:formula="of:=[.B125]*128" office:value-type="float" office:value="15872" calcext:value-type="float">
            <text:p>15872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[.B126]*8" office:value-type="float" office:value="1000" calcext:value-type="float">
            <text:p>1000</text:p>
          </table:table-cell>
          <table:table-cell table:style-name="ce2" table:formula="of:=[.B126]*128" office:value-type="float" office:value="16000" calcext:value-type="float">
            <text:p>16000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[.B127]*8" office:value-type="float" office:value="1008" calcext:value-type="float">
            <text:p>1008</text:p>
          </table:table-cell>
          <table:table-cell table:style-name="ce2" table:formula="of:=[.B127]*128" office:value-type="float" office:value="16128" calcext:value-type="float">
            <text:p>16128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[.B128]*8" office:value-type="float" office:value="1016" calcext:value-type="float">
            <text:p>1016</text:p>
          </table:table-cell>
          <table:table-cell table:style-name="ce2" table:formula="of:=[.B128]*128" office:value-type="float" office:value="16256" calcext:value-type="float">
            <text:p>16256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[.B129]*8" office:value-type="float" office:value="1024" calcext:value-type="float">
            <text:p>1024</text:p>
          </table:table-cell>
          <table:table-cell table:style-name="ce2" table:formula="of:=[.B129]*128" office:value-type="float" office:value="16384" calcext:value-type="float">
            <text:p>16384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29" calcext:value-type="float">
            <text:p>129</text:p>
          </table:table-cell>
          <table:table-cell table:style-name="ce2" table:formula="of:=[.B130]*8" office:value-type="float" office:value="1032" calcext:value-type="float">
            <text:p>1032</text:p>
          </table:table-cell>
          <table:table-cell table:style-name="ce2" table:formula="of:=[.B130]*128" office:value-type="float" office:value="16512" calcext:value-type="float">
            <text:p>16512</text:p>
          </table:table-cell>
          <table:table-cell table:style-name="ce2" office:value-type="string" calcext:value-type="string">
            <text:p>group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[.B131]*8" office:value-type="float" office:value="1040" calcext:value-type="float">
            <text:p>1040</text:p>
          </table:table-cell>
          <table:table-cell table:style-name="ce2" table:formula="of:=[.B131]*128" office:value-type="float" office:value="16640" calcext:value-type="float">
            <text:p>16640</text:p>
          </table:table-cell>
          <table:table-cell table:style-name="ce2" office:value-type="string" calcext:value-type="string">
            <text:p>group3</text:p>
          </table:table-cell>
          <table:table-cell table:style-name="ce4" office:value-type="percentage" office:value="0.1" calcext:value-type="percentage">
            <text:p>10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[.B132]*8" office:value-type="float" office:value="1048" calcext:value-type="float">
            <text:p>1048</text:p>
          </table:table-cell>
          <table:table-cell table:style-name="ce2" table:formula="of:=[.B132]*128" office:value-type="float" office:value="16768" calcext:value-type="float">
            <text:p>16768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[.B133]*8" office:value-type="float" office:value="1056" calcext:value-type="float">
            <text:p>1056</text:p>
          </table:table-cell>
          <table:table-cell table:style-name="ce2" table:formula="of:=[.B133]*128" office:value-type="float" office:value="16896" calcext:value-type="float">
            <text:p>16896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[.B134]*8" office:value-type="float" office:value="1064" calcext:value-type="float">
            <text:p>1064</text:p>
          </table:table-cell>
          <table:table-cell table:style-name="ce2" table:formula="of:=[.B134]*128" office:value-type="float" office:value="17024" calcext:value-type="float">
            <text:p>17024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[.B135]*8" office:value-type="float" office:value="1072" calcext:value-type="float">
            <text:p>1072</text:p>
          </table:table-cell>
          <table:table-cell table:style-name="ce2" table:formula="of:=[.B135]*128" office:value-type="float" office:value="17152" calcext:value-type="float">
            <text:p>17152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[.B136]*8" office:value-type="float" office:value="1080" calcext:value-type="float">
            <text:p>1080</text:p>
          </table:table-cell>
          <table:table-cell table:style-name="ce2" table:formula="of:=[.B136]*128" office:value-type="float" office:value="17280" calcext:value-type="float">
            <text:p>17280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[.B137]*8" office:value-type="float" office:value="1088" calcext:value-type="float">
            <text:p>1088</text:p>
          </table:table-cell>
          <table:table-cell table:style-name="ce2" table:formula="of:=[.B137]*128" office:value-type="float" office:value="17408" calcext:value-type="float">
            <text:p>17408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[.B138]*8" office:value-type="float" office:value="1096" calcext:value-type="float">
            <text:p>1096</text:p>
          </table:table-cell>
          <table:table-cell table:style-name="ce2" table:formula="of:=[.B138]*128" office:value-type="float" office:value="17536" calcext:value-type="float">
            <text:p>17536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[.B139]*8" office:value-type="float" office:value="1104" calcext:value-type="float">
            <text:p>1104</text:p>
          </table:table-cell>
          <table:table-cell table:style-name="ce2" table:formula="of:=[.B139]*128" office:value-type="float" office:value="17664" calcext:value-type="float">
            <text:p>17664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[.B140]*8" office:value-type="float" office:value="1112" calcext:value-type="float">
            <text:p>1112</text:p>
          </table:table-cell>
          <table:table-cell table:style-name="ce2" table:formula="of:=[.B140]*128" office:value-type="float" office:value="17792" calcext:value-type="float">
            <text:p>17792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[.B141]*8" office:value-type="float" office:value="1120" calcext:value-type="float">
            <text:p>1120</text:p>
          </table:table-cell>
          <table:table-cell table:style-name="ce2" table:formula="of:=[.B141]*128" office:value-type="float" office:value="17920" calcext:value-type="float">
            <text:p>17920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B142]*8" office:value-type="float" office:value="1128" calcext:value-type="float">
            <text:p>1128</text:p>
          </table:table-cell>
          <table:table-cell table:style-name="ce2" table:formula="of:=[.B142]*128" office:value-type="float" office:value="18048" calcext:value-type="float">
            <text:p>18048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[.B143]*8" office:value-type="float" office:value="1136" calcext:value-type="float">
            <text:p>1136</text:p>
          </table:table-cell>
          <table:table-cell table:style-name="ce2" table:formula="of:=[.B143]*128" office:value-type="float" office:value="18176" calcext:value-type="float">
            <text:p>18176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[.B144]*8" office:value-type="float" office:value="1144" calcext:value-type="float">
            <text:p>1144</text:p>
          </table:table-cell>
          <table:table-cell table:style-name="ce2" table:formula="of:=[.B144]*128" office:value-type="float" office:value="18304" calcext:value-type="float">
            <text:p>18304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[.B145]*8" office:value-type="float" office:value="1152" calcext:value-type="float">
            <text:p>1152</text:p>
          </table:table-cell>
          <table:table-cell table:style-name="ce2" table:formula="of:=[.B145]*128" office:value-type="float" office:value="18432" calcext:value-type="float">
            <text:p>18432</text:p>
          </table:table-cell>
          <table:table-cell table:style-name="ce2" office:value-type="string" calcext:value-type="string">
            <text:p>group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[.B146]*8" office:value-type="float" office:value="1160" calcext:value-type="float">
            <text:p>1160</text:p>
          </table:table-cell>
          <table:table-cell table:style-name="ce2" table:formula="of:=[.B146]*128" office:value-type="float" office:value="18560" calcext:value-type="float">
            <text:p>18560</text:p>
          </table:table-cell>
          <table:table-cell table:style-name="ce2" office:value-type="string" calcext:value-type="string">
            <text:p>group4</text:p>
          </table:table-cell>
          <table:table-cell table:style-name="ce4" office:value-type="percentage" office:value="0.15" calcext:value-type="percentage">
            <text:p>15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[.B147]*8" office:value-type="float" office:value="1168" calcext:value-type="float">
            <text:p>1168</text:p>
          </table:table-cell>
          <table:table-cell table:style-name="ce2" table:formula="of:=[.B147]*128" office:value-type="float" office:value="18688" calcext:value-type="float">
            <text:p>18688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[.B148]*8" office:value-type="float" office:value="1176" calcext:value-type="float">
            <text:p>1176</text:p>
          </table:table-cell>
          <table:table-cell table:style-name="ce2" table:formula="of:=[.B148]*128" office:value-type="float" office:value="18816" calcext:value-type="float">
            <text:p>18816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[.B149]*8" office:value-type="float" office:value="1184" calcext:value-type="float">
            <text:p>1184</text:p>
          </table:table-cell>
          <table:table-cell table:style-name="ce2" table:formula="of:=[.B149]*128" office:value-type="float" office:value="18944" calcext:value-type="float">
            <text:p>18944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[.B150]*8" office:value-type="float" office:value="1192" calcext:value-type="float">
            <text:p>1192</text:p>
          </table:table-cell>
          <table:table-cell table:style-name="ce2" table:formula="of:=[.B150]*128" office:value-type="float" office:value="19072" calcext:value-type="float">
            <text:p>19072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[.B151]*8" office:value-type="float" office:value="1200" calcext:value-type="float">
            <text:p>1200</text:p>
          </table:table-cell>
          <table:table-cell table:style-name="ce2" table:formula="of:=[.B151]*128" office:value-type="float" office:value="19200" calcext:value-type="float">
            <text:p>19200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[.B152]*8" office:value-type="float" office:value="1208" calcext:value-type="float">
            <text:p>1208</text:p>
          </table:table-cell>
          <table:table-cell table:style-name="ce2" table:formula="of:=[.B152]*128" office:value-type="float" office:value="19328" calcext:value-type="float">
            <text:p>19328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[.B153]*8" office:value-type="float" office:value="1216" calcext:value-type="float">
            <text:p>1216</text:p>
          </table:table-cell>
          <table:table-cell table:style-name="ce2" table:formula="of:=[.B153]*128" office:value-type="float" office:value="19456" calcext:value-type="float">
            <text:p>19456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[.B154]*8" office:value-type="float" office:value="1224" calcext:value-type="float">
            <text:p>1224</text:p>
          </table:table-cell>
          <table:table-cell table:style-name="ce2" table:formula="of:=[.B154]*128" office:value-type="float" office:value="19584" calcext:value-type="float">
            <text:p>19584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[.B155]*8" office:value-type="float" office:value="1232" calcext:value-type="float">
            <text:p>1232</text:p>
          </table:table-cell>
          <table:table-cell table:style-name="ce2" table:formula="of:=[.B155]*128" office:value-type="float" office:value="19712" calcext:value-type="float">
            <text:p>19712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5" calcext:value-type="float">
            <text:p>155</text:p>
          </table:table-cell>
          <table:table-cell table:style-name="ce2" table:formula="of:=[.B156]*8" office:value-type="float" office:value="1240" calcext:value-type="float">
            <text:p>1240</text:p>
          </table:table-cell>
          <table:table-cell table:style-name="ce2" table:formula="of:=[.B156]*128" office:value-type="float" office:value="19840" calcext:value-type="float">
            <text:p>19840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B157]*8" office:value-type="float" office:value="1248" calcext:value-type="float">
            <text:p>1248</text:p>
          </table:table-cell>
          <table:table-cell table:style-name="ce2" table:formula="of:=[.B157]*128" office:value-type="float" office:value="19968" calcext:value-type="float">
            <text:p>19968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[.B158]*8" office:value-type="float" office:value="1256" calcext:value-type="float">
            <text:p>1256</text:p>
          </table:table-cell>
          <table:table-cell table:style-name="ce2" table:formula="of:=[.B158]*128" office:value-type="float" office:value="20096" calcext:value-type="float">
            <text:p>20096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[.B159]*8" office:value-type="float" office:value="1264" calcext:value-type="float">
            <text:p>1264</text:p>
          </table:table-cell>
          <table:table-cell table:style-name="ce2" table:formula="of:=[.B159]*128" office:value-type="float" office:value="20224" calcext:value-type="float">
            <text:p>20224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[.B160]*8" office:value-type="float" office:value="1272" calcext:value-type="float">
            <text:p>1272</text:p>
          </table:table-cell>
          <table:table-cell table:style-name="ce2" table:formula="of:=[.B160]*128" office:value-type="float" office:value="20352" calcext:value-type="float">
            <text:p>20352</text:p>
          </table:table-cell>
          <table:table-cell table:style-name="ce2" office:value-type="string" calcext:value-type="string">
            <text:p>group4</text:p>
          </table:table-cell>
          <table:table-cell table:style-name="ce2" table:number-columns-repeated="1019"/>
        </table:table-row>
        <table:table-row table:style-name="ro1">
          <table:table-cell table:style-name="ce3"/>
          <table:table-cell table:style-name="ce3" office:value-type="float" office:value="160" calcext:value-type="float">
            <text:p>160</text:p>
          </table:table-cell>
          <table:table-cell table:formula="of:=[.B161]*8" office:value-type="float" office:value="1280" calcext:value-type="float">
            <text:p>1280</text:p>
          </table:table-cell>
          <table:table-cell table:formula="of:=[.B161]*128" office:value-type="float" office:value="20480" calcext:value-type="float">
            <text:p>20480</text:p>
          </table:table-cell>
          <table:table-cell table:style-name="ce3"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B162]*8" office:value-type="float" office:value="1288" calcext:value-type="float">
            <text:p>1288</text:p>
          </table:table-cell>
          <table:table-cell table:formula="of:=[.B162]*128" office:value-type="float" office:value="20608" calcext:value-type="float">
            <text:p>20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B163]*8" office:value-type="float" office:value="1296" calcext:value-type="float">
            <text:p>1296</text:p>
          </table:table-cell>
          <table:table-cell table:formula="of:=[.B163]*128" office:value-type="float" office:value="20736" calcext:value-type="float">
            <text:p>20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B164]*8" office:value-type="float" office:value="1304" calcext:value-type="float">
            <text:p>1304</text:p>
          </table:table-cell>
          <table:table-cell table:formula="of:=[.B164]*128" office:value-type="float" office:value="20864" calcext:value-type="float">
            <text:p>20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165]*8" office:value-type="float" office:value="1312" calcext:value-type="float">
            <text:p>1312</text:p>
          </table:table-cell>
          <table:table-cell table:formula="of:=[.B165]*128" office:value-type="float" office:value="20992" calcext:value-type="float">
            <text:p>20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B166]*8" office:value-type="float" office:value="1320" calcext:value-type="float">
            <text:p>1320</text:p>
          </table:table-cell>
          <table:table-cell table:formula="of:=[.B166]*128" office:value-type="float" office:value="21120" calcext:value-type="float">
            <text:p>21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B167]*8" office:value-type="float" office:value="1328" calcext:value-type="float">
            <text:p>1328</text:p>
          </table:table-cell>
          <table:table-cell table:formula="of:=[.B167]*128" office:value-type="float" office:value="21248" calcext:value-type="float">
            <text:p>21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B168]*8" office:value-type="float" office:value="1336" calcext:value-type="float">
            <text:p>1336</text:p>
          </table:table-cell>
          <table:table-cell table:formula="of:=[.B168]*128" office:value-type="float" office:value="21376" calcext:value-type="float">
            <text:p>21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169]*8" office:value-type="float" office:value="1344" calcext:value-type="float">
            <text:p>1344</text:p>
          </table:table-cell>
          <table:table-cell table:formula="of:=[.B169]*128" office:value-type="float" office:value="21504" calcext:value-type="float">
            <text:p>21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B170]*8" office:value-type="float" office:value="1352" calcext:value-type="float">
            <text:p>1352</text:p>
          </table:table-cell>
          <table:table-cell table:formula="of:=[.B170]*128" office:value-type="float" office:value="21632" calcext:value-type="float">
            <text:p>21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171]*8" office:value-type="float" office:value="1360" calcext:value-type="float">
            <text:p>1360</text:p>
          </table:table-cell>
          <table:table-cell table:formula="of:=[.B171]*128" office:value-type="float" office:value="21760" calcext:value-type="float">
            <text:p>21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B172]*8" office:value-type="float" office:value="1368" calcext:value-type="float">
            <text:p>1368</text:p>
          </table:table-cell>
          <table:table-cell table:formula="of:=[.B172]*128" office:value-type="float" office:value="21888" calcext:value-type="float">
            <text:p>21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B173]*8" office:value-type="float" office:value="1376" calcext:value-type="float">
            <text:p>1376</text:p>
          </table:table-cell>
          <table:table-cell table:formula="of:=[.B173]*128" office:value-type="float" office:value="22016" calcext:value-type="float">
            <text:p>22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174]*8" office:value-type="float" office:value="1384" calcext:value-type="float">
            <text:p>1384</text:p>
          </table:table-cell>
          <table:table-cell table:formula="of:=[.B174]*128" office:value-type="float" office:value="22144" calcext:value-type="float">
            <text:p>22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B175]*8" office:value-type="float" office:value="1392" calcext:value-type="float">
            <text:p>1392</text:p>
          </table:table-cell>
          <table:table-cell table:formula="of:=[.B175]*128" office:value-type="float" office:value="22272" calcext:value-type="float">
            <text:p>22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B176]*8" office:value-type="float" office:value="1400" calcext:value-type="float">
            <text:p>1400</text:p>
          </table:table-cell>
          <table:table-cell table:formula="of:=[.B176]*128" office:value-type="float" office:value="22400" calcext:value-type="float">
            <text:p>22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177]*8" office:value-type="float" office:value="1408" calcext:value-type="float">
            <text:p>1408</text:p>
          </table:table-cell>
          <table:table-cell table:formula="of:=[.B177]*128" office:value-type="float" office:value="22528" calcext:value-type="float">
            <text:p>22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B178]*8" office:value-type="float" office:value="1416" calcext:value-type="float">
            <text:p>1416</text:p>
          </table:table-cell>
          <table:table-cell table:formula="of:=[.B178]*128" office:value-type="float" office:value="22656" calcext:value-type="float">
            <text:p>22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B179]*8" office:value-type="float" office:value="1424" calcext:value-type="float">
            <text:p>1424</text:p>
          </table:table-cell>
          <table:table-cell table:formula="of:=[.B179]*128" office:value-type="float" office:value="22784" calcext:value-type="float">
            <text:p>22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B180]*8" office:value-type="float" office:value="1432" calcext:value-type="float">
            <text:p>1432</text:p>
          </table:table-cell>
          <table:table-cell table:formula="of:=[.B180]*128" office:value-type="float" office:value="22912" calcext:value-type="float">
            <text:p>22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181]*8" office:value-type="float" office:value="1440" calcext:value-type="float">
            <text:p>1440</text:p>
          </table:table-cell>
          <table:table-cell table:formula="of:=[.B181]*128" office:value-type="float" office:value="23040" calcext:value-type="float">
            <text:p>23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B182]*8" office:value-type="float" office:value="1448" calcext:value-type="float">
            <text:p>1448</text:p>
          </table:table-cell>
          <table:table-cell table:formula="of:=[.B182]*128" office:value-type="float" office:value="23168" calcext:value-type="float">
            <text:p>23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B183]*8" office:value-type="float" office:value="1456" calcext:value-type="float">
            <text:p>1456</text:p>
          </table:table-cell>
          <table:table-cell table:formula="of:=[.B183]*128" office:value-type="float" office:value="23296" calcext:value-type="float">
            <text:p>23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B184]*8" office:value-type="float" office:value="1464" calcext:value-type="float">
            <text:p>1464</text:p>
          </table:table-cell>
          <table:table-cell table:formula="of:=[.B184]*128" office:value-type="float" office:value="23424" calcext:value-type="float">
            <text:p>23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185]*8" office:value-type="float" office:value="1472" calcext:value-type="float">
            <text:p>1472</text:p>
          </table:table-cell>
          <table:table-cell table:formula="of:=[.B185]*128" office:value-type="float" office:value="23552" calcext:value-type="float">
            <text:p>23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B186]*8" office:value-type="float" office:value="1480" calcext:value-type="float">
            <text:p>1480</text:p>
          </table:table-cell>
          <table:table-cell table:formula="of:=[.B186]*128" office:value-type="float" office:value="23680" calcext:value-type="float">
            <text:p>23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B187]*8" office:value-type="float" office:value="1488" calcext:value-type="float">
            <text:p>1488</text:p>
          </table:table-cell>
          <table:table-cell table:formula="of:=[.B187]*128" office:value-type="float" office:value="23808" calcext:value-type="float">
            <text:p>23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B188]*8" office:value-type="float" office:value="1496" calcext:value-type="float">
            <text:p>1496</text:p>
          </table:table-cell>
          <table:table-cell table:formula="of:=[.B188]*128" office:value-type="float" office:value="23936" calcext:value-type="float">
            <text:p>23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B189]*8" office:value-type="float" office:value="1504" calcext:value-type="float">
            <text:p>1504</text:p>
          </table:table-cell>
          <table:table-cell table:formula="of:=[.B189]*128" office:value-type="float" office:value="24064" calcext:value-type="float">
            <text:p>24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B190]*8" office:value-type="float" office:value="1512" calcext:value-type="float">
            <text:p>1512</text:p>
          </table:table-cell>
          <table:table-cell table:formula="of:=[.B190]*128" office:value-type="float" office:value="24192" calcext:value-type="float">
            <text:p>24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191]*8" office:value-type="float" office:value="1520" calcext:value-type="float">
            <text:p>1520</text:p>
          </table:table-cell>
          <table:table-cell table:formula="of:=[.B191]*128" office:value-type="float" office:value="24320" calcext:value-type="float">
            <text:p>24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B192]*8" office:value-type="float" office:value="1528" calcext:value-type="float">
            <text:p>1528</text:p>
          </table:table-cell>
          <table:table-cell table:formula="of:=[.B192]*128" office:value-type="float" office:value="24448" calcext:value-type="float">
            <text:p>24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193]*8" office:value-type="float" office:value="1536" calcext:value-type="float">
            <text:p>1536</text:p>
          </table:table-cell>
          <table:table-cell table:formula="of:=[.B193]*128" office:value-type="float" office:value="24576" calcext:value-type="float">
            <text:p>24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B194]*8" office:value-type="float" office:value="1544" calcext:value-type="float">
            <text:p>1544</text:p>
          </table:table-cell>
          <table:table-cell table:formula="of:=[.B194]*128" office:value-type="float" office:value="24704" calcext:value-type="float">
            <text:p>24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B195]*8" office:value-type="float" office:value="1552" calcext:value-type="float">
            <text:p>1552</text:p>
          </table:table-cell>
          <table:table-cell table:formula="of:=[.B195]*128" office:value-type="float" office:value="24832" calcext:value-type="float">
            <text:p>24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B196]*8" office:value-type="float" office:value="1560" calcext:value-type="float">
            <text:p>1560</text:p>
          </table:table-cell>
          <table:table-cell table:formula="of:=[.B196]*128" office:value-type="float" office:value="24960" calcext:value-type="float">
            <text:p>24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B197]*8" office:value-type="float" office:value="1568" calcext:value-type="float">
            <text:p>1568</text:p>
          </table:table-cell>
          <table:table-cell table:formula="of:=[.B197]*128" office:value-type="float" office:value="25088" calcext:value-type="float">
            <text:p>25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B198]*8" office:value-type="float" office:value="1576" calcext:value-type="float">
            <text:p>1576</text:p>
          </table:table-cell>
          <table:table-cell table:formula="of:=[.B198]*128" office:value-type="float" office:value="25216" calcext:value-type="float">
            <text:p>25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B199]*8" office:value-type="float" office:value="1584" calcext:value-type="float">
            <text:p>1584</text:p>
          </table:table-cell>
          <table:table-cell table:formula="of:=[.B199]*128" office:value-type="float" office:value="25344" calcext:value-type="float">
            <text:p>25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B200]*8" office:value-type="float" office:value="1592" calcext:value-type="float">
            <text:p>1592</text:p>
          </table:table-cell>
          <table:table-cell table:formula="of:=[.B200]*128" office:value-type="float" office:value="25472" calcext:value-type="float">
            <text:p>25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01]*8" office:value-type="float" office:value="1600" calcext:value-type="float">
            <text:p>1600</text:p>
          </table:table-cell>
          <table:table-cell table:formula="of:=[.B201]*128" office:value-type="float" office:value="25600" calcext:value-type="float">
            <text:p>25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B202]*8" office:value-type="float" office:value="1608" calcext:value-type="float">
            <text:p>1608</text:p>
          </table:table-cell>
          <table:table-cell table:formula="of:=[.B202]*128" office:value-type="float" office:value="25728" calcext:value-type="float">
            <text:p>25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B203]*8" office:value-type="float" office:value="1616" calcext:value-type="float">
            <text:p>1616</text:p>
          </table:table-cell>
          <table:table-cell table:formula="of:=[.B203]*128" office:value-type="float" office:value="25856" calcext:value-type="float">
            <text:p>25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B204]*8" office:value-type="float" office:value="1624" calcext:value-type="float">
            <text:p>1624</text:p>
          </table:table-cell>
          <table:table-cell table:formula="of:=[.B204]*128" office:value-type="float" office:value="25984" calcext:value-type="float">
            <text:p>25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B205]*8" office:value-type="float" office:value="1632" calcext:value-type="float">
            <text:p>1632</text:p>
          </table:table-cell>
          <table:table-cell table:formula="of:=[.B205]*128" office:value-type="float" office:value="26112" calcext:value-type="float">
            <text:p>26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B206]*8" office:value-type="float" office:value="1640" calcext:value-type="float">
            <text:p>1640</text:p>
          </table:table-cell>
          <table:table-cell table:formula="of:=[.B206]*128" office:value-type="float" office:value="26240" calcext:value-type="float">
            <text:p>26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B207]*8" office:value-type="float" office:value="1648" calcext:value-type="float">
            <text:p>1648</text:p>
          </table:table-cell>
          <table:table-cell table:formula="of:=[.B207]*128" office:value-type="float" office:value="26368" calcext:value-type="float">
            <text:p>26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B208]*8" office:value-type="float" office:value="1656" calcext:value-type="float">
            <text:p>1656</text:p>
          </table:table-cell>
          <table:table-cell table:formula="of:=[.B208]*128" office:value-type="float" office:value="26496" calcext:value-type="float">
            <text:p>26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209]*8" office:value-type="float" office:value="1664" calcext:value-type="float">
            <text:p>1664</text:p>
          </table:table-cell>
          <table:table-cell table:formula="of:=[.B209]*128" office:value-type="float" office:value="26624" calcext:value-type="float">
            <text:p>26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B210]*8" office:value-type="float" office:value="1672" calcext:value-type="float">
            <text:p>1672</text:p>
          </table:table-cell>
          <table:table-cell table:formula="of:=[.B210]*128" office:value-type="float" office:value="26752" calcext:value-type="float">
            <text:p>26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11]*8" office:value-type="float" office:value="1680" calcext:value-type="float">
            <text:p>1680</text:p>
          </table:table-cell>
          <table:table-cell table:formula="of:=[.B211]*128" office:value-type="float" office:value="26880" calcext:value-type="float">
            <text:p>26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B212]*8" office:value-type="float" office:value="1688" calcext:value-type="float">
            <text:p>1688</text:p>
          </table:table-cell>
          <table:table-cell table:formula="of:=[.B212]*128" office:value-type="float" office:value="27008" calcext:value-type="float">
            <text:p>27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B213]*8" office:value-type="float" office:value="1696" calcext:value-type="float">
            <text:p>1696</text:p>
          </table:table-cell>
          <table:table-cell table:formula="of:=[.B213]*128" office:value-type="float" office:value="27136" calcext:value-type="float">
            <text:p>27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B214]*8" office:value-type="float" office:value="1704" calcext:value-type="float">
            <text:p>1704</text:p>
          </table:table-cell>
          <table:table-cell table:formula="of:=[.B214]*128" office:value-type="float" office:value="27264" calcext:value-type="float">
            <text:p>27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B215]*8" office:value-type="float" office:value="1712" calcext:value-type="float">
            <text:p>1712</text:p>
          </table:table-cell>
          <table:table-cell table:formula="of:=[.B215]*128" office:value-type="float" office:value="27392" calcext:value-type="float">
            <text:p>27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B216]*8" office:value-type="float" office:value="1720" calcext:value-type="float">
            <text:p>1720</text:p>
          </table:table-cell>
          <table:table-cell table:formula="of:=[.B216]*128" office:value-type="float" office:value="27520" calcext:value-type="float">
            <text:p>27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217]*8" office:value-type="float" office:value="1728" calcext:value-type="float">
            <text:p>1728</text:p>
          </table:table-cell>
          <table:table-cell table:formula="of:=[.B217]*128" office:value-type="float" office:value="27648" calcext:value-type="float">
            <text:p>276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B218]*8" office:value-type="float" office:value="1736" calcext:value-type="float">
            <text:p>1736</text:p>
          </table:table-cell>
          <table:table-cell table:formula="of:=[.B218]*128" office:value-type="float" office:value="27776" calcext:value-type="float">
            <text:p>277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B219]*8" office:value-type="float" office:value="1744" calcext:value-type="float">
            <text:p>1744</text:p>
          </table:table-cell>
          <table:table-cell table:formula="of:=[.B219]*128" office:value-type="float" office:value="27904" calcext:value-type="float">
            <text:p>27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B220]*8" office:value-type="float" office:value="1752" calcext:value-type="float">
            <text:p>1752</text:p>
          </table:table-cell>
          <table:table-cell table:formula="of:=[.B220]*128" office:value-type="float" office:value="28032" calcext:value-type="float">
            <text:p>28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21]*8" office:value-type="float" office:value="1760" calcext:value-type="float">
            <text:p>1760</text:p>
          </table:table-cell>
          <table:table-cell table:formula="of:=[.B221]*128" office:value-type="float" office:value="28160" calcext:value-type="float">
            <text:p>28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B222]*8" office:value-type="float" office:value="1768" calcext:value-type="float">
            <text:p>1768</text:p>
          </table:table-cell>
          <table:table-cell table:formula="of:=[.B222]*128" office:value-type="float" office:value="28288" calcext:value-type="float">
            <text:p>28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B223]*8" office:value-type="float" office:value="1776" calcext:value-type="float">
            <text:p>1776</text:p>
          </table:table-cell>
          <table:table-cell table:formula="of:=[.B223]*128" office:value-type="float" office:value="28416" calcext:value-type="float">
            <text:p>28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B224]*8" office:value-type="float" office:value="1784" calcext:value-type="float">
            <text:p>1784</text:p>
          </table:table-cell>
          <table:table-cell table:formula="of:=[.B224]*128" office:value-type="float" office:value="28544" calcext:value-type="float">
            <text:p>28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225]*8" office:value-type="float" office:value="1792" calcext:value-type="float">
            <text:p>1792</text:p>
          </table:table-cell>
          <table:table-cell table:formula="of:=[.B225]*128" office:value-type="float" office:value="28672" calcext:value-type="float">
            <text:p>28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B226]*8" office:value-type="float" office:value="1800" calcext:value-type="float">
            <text:p>1800</text:p>
          </table:table-cell>
          <table:table-cell table:formula="of:=[.B226]*128" office:value-type="float" office:value="28800" calcext:value-type="float">
            <text:p>28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B227]*8" office:value-type="float" office:value="1808" calcext:value-type="float">
            <text:p>1808</text:p>
          </table:table-cell>
          <table:table-cell table:formula="of:=[.B227]*128" office:value-type="float" office:value="28928" calcext:value-type="float">
            <text:p>289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B228]*8" office:value-type="float" office:value="1816" calcext:value-type="float">
            <text:p>1816</text:p>
          </table:table-cell>
          <table:table-cell table:formula="of:=[.B228]*128" office:value-type="float" office:value="29056" calcext:value-type="float">
            <text:p>29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B229]*8" office:value-type="float" office:value="1824" calcext:value-type="float">
            <text:p>1824</text:p>
          </table:table-cell>
          <table:table-cell table:formula="of:=[.B229]*128" office:value-type="float" office:value="29184" calcext:value-type="float">
            <text:p>29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B230]*8" office:value-type="float" office:value="1832" calcext:value-type="float">
            <text:p>1832</text:p>
          </table:table-cell>
          <table:table-cell table:formula="of:=[.B230]*128" office:value-type="float" office:value="29312" calcext:value-type="float">
            <text:p>293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231]*8" office:value-type="float" office:value="1840" calcext:value-type="float">
            <text:p>1840</text:p>
          </table:table-cell>
          <table:table-cell table:formula="of:=[.B231]*128" office:value-type="float" office:value="29440" calcext:value-type="float">
            <text:p>29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B232]*8" office:value-type="float" office:value="1848" calcext:value-type="float">
            <text:p>1848</text:p>
          </table:table-cell>
          <table:table-cell table:formula="of:=[.B232]*128" office:value-type="float" office:value="29568" calcext:value-type="float">
            <text:p>29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233]*8" office:value-type="float" office:value="1856" calcext:value-type="float">
            <text:p>1856</text:p>
          </table:table-cell>
          <table:table-cell table:formula="of:=[.B233]*128" office:value-type="float" office:value="29696" calcext:value-type="float">
            <text:p>29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B234]*8" office:value-type="float" office:value="1864" calcext:value-type="float">
            <text:p>1864</text:p>
          </table:table-cell>
          <table:table-cell table:formula="of:=[.B234]*128" office:value-type="float" office:value="29824" calcext:value-type="float">
            <text:p>298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B235]*8" office:value-type="float" office:value="1872" calcext:value-type="float">
            <text:p>1872</text:p>
          </table:table-cell>
          <table:table-cell table:formula="of:=[.B235]*128" office:value-type="float" office:value="29952" calcext:value-type="float">
            <text:p>29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B236]*8" office:value-type="float" office:value="1880" calcext:value-type="float">
            <text:p>1880</text:p>
          </table:table-cell>
          <table:table-cell table:formula="of:=[.B236]*128" office:value-type="float" office:value="30080" calcext:value-type="float">
            <text:p>30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B237]*8" office:value-type="float" office:value="1888" calcext:value-type="float">
            <text:p>1888</text:p>
          </table:table-cell>
          <table:table-cell table:formula="of:=[.B237]*128" office:value-type="float" office:value="30208" calcext:value-type="float">
            <text:p>30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B238]*8" office:value-type="float" office:value="1896" calcext:value-type="float">
            <text:p>1896</text:p>
          </table:table-cell>
          <table:table-cell table:formula="of:=[.B238]*128" office:value-type="float" office:value="30336" calcext:value-type="float">
            <text:p>30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B239]*8" office:value-type="float" office:value="1904" calcext:value-type="float">
            <text:p>1904</text:p>
          </table:table-cell>
          <table:table-cell table:formula="of:=[.B239]*128" office:value-type="float" office:value="30464" calcext:value-type="float">
            <text:p>304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B240]*8" office:value-type="float" office:value="1912" calcext:value-type="float">
            <text:p>1912</text:p>
          </table:table-cell>
          <table:table-cell table:formula="of:=[.B240]*128" office:value-type="float" office:value="30592" calcext:value-type="float">
            <text:p>30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241]*8" office:value-type="float" office:value="1920" calcext:value-type="float">
            <text:p>1920</text:p>
          </table:table-cell>
          <table:table-cell table:formula="of:=[.B241]*128" office:value-type="float" office:value="30720" calcext:value-type="float">
            <text:p>30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B242]*8" office:value-type="float" office:value="1928" calcext:value-type="float">
            <text:p>1928</text:p>
          </table:table-cell>
          <table:table-cell table:formula="of:=[.B242]*128" office:value-type="float" office:value="30848" calcext:value-type="float">
            <text:p>308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B243]*8" office:value-type="float" office:value="1936" calcext:value-type="float">
            <text:p>1936</text:p>
          </table:table-cell>
          <table:table-cell table:formula="of:=[.B243]*128" office:value-type="float" office:value="30976" calcext:value-type="float">
            <text:p>30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B244]*8" office:value-type="float" office:value="1944" calcext:value-type="float">
            <text:p>1944</text:p>
          </table:table-cell>
          <table:table-cell table:formula="of:=[.B244]*128" office:value-type="float" office:value="31104" calcext:value-type="float">
            <text:p>31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B245]*8" office:value-type="float" office:value="1952" calcext:value-type="float">
            <text:p>1952</text:p>
          </table:table-cell>
          <table:table-cell table:formula="of:=[.B245]*128" office:value-type="float" office:value="31232" calcext:value-type="float">
            <text:p>31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B246]*8" office:value-type="float" office:value="1960" calcext:value-type="float">
            <text:p>1960</text:p>
          </table:table-cell>
          <table:table-cell table:formula="of:=[.B246]*128" office:value-type="float" office:value="31360" calcext:value-type="float">
            <text:p>31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B247]*8" office:value-type="float" office:value="1968" calcext:value-type="float">
            <text:p>1968</text:p>
          </table:table-cell>
          <table:table-cell table:formula="of:=[.B247]*128" office:value-type="float" office:value="31488" calcext:value-type="float">
            <text:p>31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B248]*8" office:value-type="float" office:value="1976" calcext:value-type="float">
            <text:p>1976</text:p>
          </table:table-cell>
          <table:table-cell table:formula="of:=[.B248]*128" office:value-type="float" office:value="31616" calcext:value-type="float">
            <text:p>316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249]*8" office:value-type="float" office:value="1984" calcext:value-type="float">
            <text:p>1984</text:p>
          </table:table-cell>
          <table:table-cell table:formula="of:=[.B249]*128" office:value-type="float" office:value="31744" calcext:value-type="float">
            <text:p>317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B250]*8" office:value-type="float" office:value="1992" calcext:value-type="float">
            <text:p>1992</text:p>
          </table:table-cell>
          <table:table-cell table:formula="of:=[.B250]*128" office:value-type="float" office:value="31872" calcext:value-type="float">
            <text:p>318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251]*8" office:value-type="float" office:value="2000" calcext:value-type="float">
            <text:p>2000</text:p>
          </table:table-cell>
          <table:table-cell table:formula="of:=[.B251]*128" office:value-type="float" office:value="32000" calcext:value-type="float">
            <text:p>32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B252]*8" office:value-type="float" office:value="2008" calcext:value-type="float">
            <text:p>2008</text:p>
          </table:table-cell>
          <table:table-cell table:formula="of:=[.B252]*128" office:value-type="float" office:value="32128" calcext:value-type="float">
            <text:p>32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B253]*8" office:value-type="float" office:value="2016" calcext:value-type="float">
            <text:p>2016</text:p>
          </table:table-cell>
          <table:table-cell table:formula="of:=[.B253]*128" office:value-type="float" office:value="32256" calcext:value-type="float">
            <text:p>32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B254]*8" office:value-type="float" office:value="2024" calcext:value-type="float">
            <text:p>2024</text:p>
          </table:table-cell>
          <table:table-cell table:formula="of:=[.B254]*128" office:value-type="float" office:value="32384" calcext:value-type="float">
            <text:p>32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B255]*8" office:value-type="float" office:value="2032" calcext:value-type="float">
            <text:p>2032</text:p>
          </table:table-cell>
          <table:table-cell table:formula="of:=[.B255]*128" office:value-type="float" office:value="32512" calcext:value-type="float">
            <text:p>32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256]*8" office:value-type="float" office:value="2040" calcext:value-type="float">
            <text:p>2040</text:p>
          </table:table-cell>
          <table:table-cell table:formula="of:=[.B256]*128" office:value-type="float" office:value="32640" calcext:value-type="float">
            <text:p>32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257]*8" office:value-type="float" office:value="2048" calcext:value-type="float">
            <text:p>2048</text:p>
          </table:table-cell>
          <table:table-cell table:formula="of:=[.B257]*128" office:value-type="float" office:value="32768" calcext:value-type="float">
            <text:p>32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B258]*8" office:value-type="float" office:value="2056" calcext:value-type="float">
            <text:p>2056</text:p>
          </table:table-cell>
          <table:table-cell table:formula="of:=[.B258]*128" office:value-type="float" office:value="32896" calcext:value-type="float">
            <text:p>32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B259]*8" office:value-type="float" office:value="2064" calcext:value-type="float">
            <text:p>2064</text:p>
          </table:table-cell>
          <table:table-cell table:formula="of:=[.B259]*128" office:value-type="float" office:value="33024" calcext:value-type="float">
            <text:p>33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B260]*8" office:value-type="float" office:value="2072" calcext:value-type="float">
            <text:p>2072</text:p>
          </table:table-cell>
          <table:table-cell table:formula="of:=[.B260]*128" office:value-type="float" office:value="33152" calcext:value-type="float">
            <text:p>33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261]*8" office:value-type="float" office:value="2080" calcext:value-type="float">
            <text:p>2080</text:p>
          </table:table-cell>
          <table:table-cell table:formula="of:=[.B261]*128" office:value-type="float" office:value="33280" calcext:value-type="float">
            <text:p>33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B262]*8" office:value-type="float" office:value="2088" calcext:value-type="float">
            <text:p>2088</text:p>
          </table:table-cell>
          <table:table-cell table:formula="of:=[.B262]*128" office:value-type="float" office:value="33408" calcext:value-type="float">
            <text:p>33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B263]*8" office:value-type="float" office:value="2096" calcext:value-type="float">
            <text:p>2096</text:p>
          </table:table-cell>
          <table:table-cell table:formula="of:=[.B263]*128" office:value-type="float" office:value="33536" calcext:value-type="float">
            <text:p>33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B264]*8" office:value-type="float" office:value="2104" calcext:value-type="float">
            <text:p>2104</text:p>
          </table:table-cell>
          <table:table-cell table:formula="of:=[.B264]*128" office:value-type="float" office:value="33664" calcext:value-type="float">
            <text:p>33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265]*8" office:value-type="float" office:value="2112" calcext:value-type="float">
            <text:p>2112</text:p>
          </table:table-cell>
          <table:table-cell table:formula="of:=[.B265]*128" office:value-type="float" office:value="33792" calcext:value-type="float">
            <text:p>33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B266]*8" office:value-type="float" office:value="2120" calcext:value-type="float">
            <text:p>2120</text:p>
          </table:table-cell>
          <table:table-cell table:formula="of:=[.B266]*128" office:value-type="float" office:value="33920" calcext:value-type="float">
            <text:p>33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B267]*8" office:value-type="float" office:value="2128" calcext:value-type="float">
            <text:p>2128</text:p>
          </table:table-cell>
          <table:table-cell table:formula="of:=[.B267]*128" office:value-type="float" office:value="34048" calcext:value-type="float">
            <text:p>34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B268]*8" office:value-type="float" office:value="2136" calcext:value-type="float">
            <text:p>2136</text:p>
          </table:table-cell>
          <table:table-cell table:formula="of:=[.B268]*128" office:value-type="float" office:value="34176" calcext:value-type="float">
            <text:p>34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B269]*8" office:value-type="float" office:value="2144" calcext:value-type="float">
            <text:p>2144</text:p>
          </table:table-cell>
          <table:table-cell table:formula="of:=[.B269]*128" office:value-type="float" office:value="34304" calcext:value-type="float">
            <text:p>34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B270]*8" office:value-type="float" office:value="2152" calcext:value-type="float">
            <text:p>2152</text:p>
          </table:table-cell>
          <table:table-cell table:formula="of:=[.B270]*128" office:value-type="float" office:value="34432" calcext:value-type="float">
            <text:p>34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271]*8" office:value-type="float" office:value="2160" calcext:value-type="float">
            <text:p>2160</text:p>
          </table:table-cell>
          <table:table-cell table:formula="of:=[.B271]*128" office:value-type="float" office:value="34560" calcext:value-type="float">
            <text:p>34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B272]*8" office:value-type="float" office:value="2168" calcext:value-type="float">
            <text:p>2168</text:p>
          </table:table-cell>
          <table:table-cell table:formula="of:=[.B272]*128" office:value-type="float" office:value="34688" calcext:value-type="float">
            <text:p>34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273]*8" office:value-type="float" office:value="2176" calcext:value-type="float">
            <text:p>2176</text:p>
          </table:table-cell>
          <table:table-cell table:formula="of:=[.B273]*128" office:value-type="float" office:value="34816" calcext:value-type="float">
            <text:p>34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B274]*8" office:value-type="float" office:value="2184" calcext:value-type="float">
            <text:p>2184</text:p>
          </table:table-cell>
          <table:table-cell table:formula="of:=[.B274]*128" office:value-type="float" office:value="34944" calcext:value-type="float">
            <text:p>34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B275]*8" office:value-type="float" office:value="2192" calcext:value-type="float">
            <text:p>2192</text:p>
          </table:table-cell>
          <table:table-cell table:formula="of:=[.B275]*128" office:value-type="float" office:value="35072" calcext:value-type="float">
            <text:p>35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B276]*8" office:value-type="float" office:value="2200" calcext:value-type="float">
            <text:p>2200</text:p>
          </table:table-cell>
          <table:table-cell table:formula="of:=[.B276]*128" office:value-type="float" office:value="35200" calcext:value-type="float">
            <text:p>35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B277]*8" office:value-type="float" office:value="2208" calcext:value-type="float">
            <text:p>2208</text:p>
          </table:table-cell>
          <table:table-cell table:formula="of:=[.B277]*128" office:value-type="float" office:value="35328" calcext:value-type="float">
            <text:p>35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B278]*8" office:value-type="float" office:value="2216" calcext:value-type="float">
            <text:p>2216</text:p>
          </table:table-cell>
          <table:table-cell table:formula="of:=[.B278]*128" office:value-type="float" office:value="35456" calcext:value-type="float">
            <text:p>35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B279]*8" office:value-type="float" office:value="2224" calcext:value-type="float">
            <text:p>2224</text:p>
          </table:table-cell>
          <table:table-cell table:formula="of:=[.B279]*128" office:value-type="float" office:value="35584" calcext:value-type="float">
            <text:p>35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B280]*8" office:value-type="float" office:value="2232" calcext:value-type="float">
            <text:p>2232</text:p>
          </table:table-cell>
          <table:table-cell table:formula="of:=[.B280]*128" office:value-type="float" office:value="35712" calcext:value-type="float">
            <text:p>35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281]*8" office:value-type="float" office:value="2240" calcext:value-type="float">
            <text:p>2240</text:p>
          </table:table-cell>
          <table:table-cell table:formula="of:=[.B281]*128" office:value-type="float" office:value="35840" calcext:value-type="float">
            <text:p>35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B282]*8" office:value-type="float" office:value="2248" calcext:value-type="float">
            <text:p>2248</text:p>
          </table:table-cell>
          <table:table-cell table:formula="of:=[.B282]*128" office:value-type="float" office:value="35968" calcext:value-type="float">
            <text:p>35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B283]*8" office:value-type="float" office:value="2256" calcext:value-type="float">
            <text:p>2256</text:p>
          </table:table-cell>
          <table:table-cell table:formula="of:=[.B283]*128" office:value-type="float" office:value="36096" calcext:value-type="float">
            <text:p>36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B284]*8" office:value-type="float" office:value="2264" calcext:value-type="float">
            <text:p>2264</text:p>
          </table:table-cell>
          <table:table-cell table:formula="of:=[.B284]*128" office:value-type="float" office:value="36224" calcext:value-type="float">
            <text:p>36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B285]*8" office:value-type="float" office:value="2272" calcext:value-type="float">
            <text:p>2272</text:p>
          </table:table-cell>
          <table:table-cell table:formula="of:=[.B285]*128" office:value-type="float" office:value="36352" calcext:value-type="float">
            <text:p>36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B286]*8" office:value-type="float" office:value="2280" calcext:value-type="float">
            <text:p>2280</text:p>
          </table:table-cell>
          <table:table-cell table:formula="of:=[.B286]*128" office:value-type="float" office:value="36480" calcext:value-type="float">
            <text:p>36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B287]*8" office:value-type="float" office:value="2288" calcext:value-type="float">
            <text:p>2288</text:p>
          </table:table-cell>
          <table:table-cell table:formula="of:=[.B287]*128" office:value-type="float" office:value="36608" calcext:value-type="float">
            <text:p>36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B288]*8" office:value-type="float" office:value="2296" calcext:value-type="float">
            <text:p>2296</text:p>
          </table:table-cell>
          <table:table-cell table:formula="of:=[.B288]*128" office:value-type="float" office:value="36736" calcext:value-type="float">
            <text:p>36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289]*8" office:value-type="float" office:value="2304" calcext:value-type="float">
            <text:p>2304</text:p>
          </table:table-cell>
          <table:table-cell table:formula="of:=[.B289]*128" office:value-type="float" office:value="36864" calcext:value-type="float">
            <text:p>36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B290]*8" office:value-type="float" office:value="2312" calcext:value-type="float">
            <text:p>2312</text:p>
          </table:table-cell>
          <table:table-cell table:formula="of:=[.B290]*128" office:value-type="float" office:value="36992" calcext:value-type="float">
            <text:p>36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291]*8" office:value-type="float" office:value="2320" calcext:value-type="float">
            <text:p>2320</text:p>
          </table:table-cell>
          <table:table-cell table:formula="of:=[.B291]*128" office:value-type="float" office:value="37120" calcext:value-type="float">
            <text:p>37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B292]*8" office:value-type="float" office:value="2328" calcext:value-type="float">
            <text:p>2328</text:p>
          </table:table-cell>
          <table:table-cell table:formula="of:=[.B292]*128" office:value-type="float" office:value="37248" calcext:value-type="float">
            <text:p>37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B293]*8" office:value-type="float" office:value="2336" calcext:value-type="float">
            <text:p>2336</text:p>
          </table:table-cell>
          <table:table-cell table:formula="of:=[.B293]*128" office:value-type="float" office:value="37376" calcext:value-type="float">
            <text:p>37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B294]*8" office:value-type="float" office:value="2344" calcext:value-type="float">
            <text:p>2344</text:p>
          </table:table-cell>
          <table:table-cell table:formula="of:=[.B294]*128" office:value-type="float" office:value="37504" calcext:value-type="float">
            <text:p>37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B295]*8" office:value-type="float" office:value="2352" calcext:value-type="float">
            <text:p>2352</text:p>
          </table:table-cell>
          <table:table-cell table:formula="of:=[.B295]*128" office:value-type="float" office:value="37632" calcext:value-type="float">
            <text:p>37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B296]*8" office:value-type="float" office:value="2360" calcext:value-type="float">
            <text:p>2360</text:p>
          </table:table-cell>
          <table:table-cell table:formula="of:=[.B296]*128" office:value-type="float" office:value="37760" calcext:value-type="float">
            <text:p>37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297]*8" office:value-type="float" office:value="2368" calcext:value-type="float">
            <text:p>2368</text:p>
          </table:table-cell>
          <table:table-cell table:formula="of:=[.B297]*128" office:value-type="float" office:value="37888" calcext:value-type="float">
            <text:p>37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B298]*8" office:value-type="float" office:value="2376" calcext:value-type="float">
            <text:p>2376</text:p>
          </table:table-cell>
          <table:table-cell table:formula="of:=[.B298]*128" office:value-type="float" office:value="38016" calcext:value-type="float">
            <text:p>38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B299]*8" office:value-type="float" office:value="2384" calcext:value-type="float">
            <text:p>2384</text:p>
          </table:table-cell>
          <table:table-cell table:formula="of:=[.B299]*128" office:value-type="float" office:value="38144" calcext:value-type="float">
            <text:p>38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B300]*8" office:value-type="float" office:value="2392" calcext:value-type="float">
            <text:p>2392</text:p>
          </table:table-cell>
          <table:table-cell table:formula="of:=[.B300]*128" office:value-type="float" office:value="38272" calcext:value-type="float">
            <text:p>38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01]*8" office:value-type="float" office:value="2400" calcext:value-type="float">
            <text:p>2400</text:p>
          </table:table-cell>
          <table:table-cell table:formula="of:=[.B301]*128" office:value-type="float" office:value="38400" calcext:value-type="float">
            <text:p>38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B302]*8" office:value-type="float" office:value="2408" calcext:value-type="float">
            <text:p>2408</text:p>
          </table:table-cell>
          <table:table-cell table:formula="of:=[.B302]*128" office:value-type="float" office:value="38528" calcext:value-type="float">
            <text:p>38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B303]*8" office:value-type="float" office:value="2416" calcext:value-type="float">
            <text:p>2416</text:p>
          </table:table-cell>
          <table:table-cell table:formula="of:=[.B303]*128" office:value-type="float" office:value="38656" calcext:value-type="float">
            <text:p>38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B304]*8" office:value-type="float" office:value="2424" calcext:value-type="float">
            <text:p>2424</text:p>
          </table:table-cell>
          <table:table-cell table:formula="of:=[.B304]*128" office:value-type="float" office:value="38784" calcext:value-type="float">
            <text:p>38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305]*8" office:value-type="float" office:value="2432" calcext:value-type="float">
            <text:p>2432</text:p>
          </table:table-cell>
          <table:table-cell table:formula="of:=[.B305]*128" office:value-type="float" office:value="38912" calcext:value-type="float">
            <text:p>38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B306]*8" office:value-type="float" office:value="2440" calcext:value-type="float">
            <text:p>2440</text:p>
          </table:table-cell>
          <table:table-cell table:formula="of:=[.B306]*128" office:value-type="float" office:value="39040" calcext:value-type="float">
            <text:p>39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B307]*8" office:value-type="float" office:value="2448" calcext:value-type="float">
            <text:p>2448</text:p>
          </table:table-cell>
          <table:table-cell table:formula="of:=[.B307]*128" office:value-type="float" office:value="39168" calcext:value-type="float">
            <text:p>39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B308]*8" office:value-type="float" office:value="2456" calcext:value-type="float">
            <text:p>2456</text:p>
          </table:table-cell>
          <table:table-cell table:formula="of:=[.B308]*128" office:value-type="float" office:value="39296" calcext:value-type="float">
            <text:p>39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09]*8" office:value-type="float" office:value="2464" calcext:value-type="float">
            <text:p>2464</text:p>
          </table:table-cell>
          <table:table-cell table:formula="of:=[.B309]*128" office:value-type="float" office:value="39424" calcext:value-type="float">
            <text:p>39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B310]*8" office:value-type="float" office:value="2472" calcext:value-type="float">
            <text:p>2472</text:p>
          </table:table-cell>
          <table:table-cell table:formula="of:=[.B310]*128" office:value-type="float" office:value="39552" calcext:value-type="float">
            <text:p>39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11]*8" office:value-type="float" office:value="2480" calcext:value-type="float">
            <text:p>2480</text:p>
          </table:table-cell>
          <table:table-cell table:formula="of:=[.B311]*128" office:value-type="float" office:value="39680" calcext:value-type="float">
            <text:p>39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B312]*8" office:value-type="float" office:value="2488" calcext:value-type="float">
            <text:p>2488</text:p>
          </table:table-cell>
          <table:table-cell table:formula="of:=[.B312]*128" office:value-type="float" office:value="39808" calcext:value-type="float">
            <text:p>39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313]*8" office:value-type="float" office:value="2496" calcext:value-type="float">
            <text:p>2496</text:p>
          </table:table-cell>
          <table:table-cell table:formula="of:=[.B313]*128" office:value-type="float" office:value="39936" calcext:value-type="float">
            <text:p>39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B314]*8" office:value-type="float" office:value="2504" calcext:value-type="float">
            <text:p>2504</text:p>
          </table:table-cell>
          <table:table-cell table:formula="of:=[.B314]*128" office:value-type="float" office:value="40064" calcext:value-type="float">
            <text:p>40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B315]*8" office:value-type="float" office:value="2512" calcext:value-type="float">
            <text:p>2512</text:p>
          </table:table-cell>
          <table:table-cell table:formula="of:=[.B315]*128" office:value-type="float" office:value="40192" calcext:value-type="float">
            <text:p>40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B316]*8" office:value-type="float" office:value="2520" calcext:value-type="float">
            <text:p>2520</text:p>
          </table:table-cell>
          <table:table-cell table:formula="of:=[.B316]*128" office:value-type="float" office:value="40320" calcext:value-type="float">
            <text:p>40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B317]*8" office:value-type="float" office:value="2528" calcext:value-type="float">
            <text:p>2528</text:p>
          </table:table-cell>
          <table:table-cell table:formula="of:=[.B317]*128" office:value-type="float" office:value="40448" calcext:value-type="float">
            <text:p>40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B318]*8" office:value-type="float" office:value="2536" calcext:value-type="float">
            <text:p>2536</text:p>
          </table:table-cell>
          <table:table-cell table:formula="of:=[.B318]*128" office:value-type="float" office:value="40576" calcext:value-type="float">
            <text:p>40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B319]*8" office:value-type="float" office:value="2544" calcext:value-type="float">
            <text:p>2544</text:p>
          </table:table-cell>
          <table:table-cell table:formula="of:=[.B319]*128" office:value-type="float" office:value="40704" calcext:value-type="float">
            <text:p>40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B320]*8" office:value-type="float" office:value="2552" calcext:value-type="float">
            <text:p>2552</text:p>
          </table:table-cell>
          <table:table-cell table:formula="of:=[.B320]*128" office:value-type="float" office:value="40832" calcext:value-type="float">
            <text:p>40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21]*8" office:value-type="float" office:value="2560" calcext:value-type="float">
            <text:p>2560</text:p>
          </table:table-cell>
          <table:table-cell table:formula="of:=[.B321]*128" office:value-type="float" office:value="40960" calcext:value-type="float">
            <text:p>40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B322]*8" office:value-type="float" office:value="2568" calcext:value-type="float">
            <text:p>2568</text:p>
          </table:table-cell>
          <table:table-cell table:formula="of:=[.B322]*128" office:value-type="float" office:value="41088" calcext:value-type="float">
            <text:p>41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B323]*8" office:value-type="float" office:value="2576" calcext:value-type="float">
            <text:p>2576</text:p>
          </table:table-cell>
          <table:table-cell table:formula="of:=[.B323]*128" office:value-type="float" office:value="41216" calcext:value-type="float">
            <text:p>41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B324]*8" office:value-type="float" office:value="2584" calcext:value-type="float">
            <text:p>2584</text:p>
          </table:table-cell>
          <table:table-cell table:formula="of:=[.B324]*128" office:value-type="float" office:value="41344" calcext:value-type="float">
            <text:p>41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B325]*8" office:value-type="float" office:value="2592" calcext:value-type="float">
            <text:p>2592</text:p>
          </table:table-cell>
          <table:table-cell table:formula="of:=[.B325]*128" office:value-type="float" office:value="41472" calcext:value-type="float">
            <text:p>41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B326]*8" office:value-type="float" office:value="2600" calcext:value-type="float">
            <text:p>2600</text:p>
          </table:table-cell>
          <table:table-cell table:formula="of:=[.B326]*128" office:value-type="float" office:value="41600" calcext:value-type="float">
            <text:p>41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B327]*8" office:value-type="float" office:value="2608" calcext:value-type="float">
            <text:p>2608</text:p>
          </table:table-cell>
          <table:table-cell table:formula="of:=[.B327]*128" office:value-type="float" office:value="41728" calcext:value-type="float">
            <text:p>41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B328]*8" office:value-type="float" office:value="2616" calcext:value-type="float">
            <text:p>2616</text:p>
          </table:table-cell>
          <table:table-cell table:formula="of:=[.B328]*128" office:value-type="float" office:value="41856" calcext:value-type="float">
            <text:p>41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29]*8" office:value-type="float" office:value="2624" calcext:value-type="float">
            <text:p>2624</text:p>
          </table:table-cell>
          <table:table-cell table:formula="of:=[.B329]*128" office:value-type="float" office:value="41984" calcext:value-type="float">
            <text:p>41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B330]*8" office:value-type="float" office:value="2632" calcext:value-type="float">
            <text:p>2632</text:p>
          </table:table-cell>
          <table:table-cell table:formula="of:=[.B330]*128" office:value-type="float" office:value="42112" calcext:value-type="float">
            <text:p>42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331]*8" office:value-type="float" office:value="2640" calcext:value-type="float">
            <text:p>2640</text:p>
          </table:table-cell>
          <table:table-cell table:formula="of:=[.B331]*128" office:value-type="float" office:value="42240" calcext:value-type="float">
            <text:p>42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332]*8" office:value-type="float" office:value="2648" calcext:value-type="float">
            <text:p>2648</text:p>
          </table:table-cell>
          <table:table-cell table:formula="of:=[.B332]*128" office:value-type="float" office:value="42368" calcext:value-type="float">
            <text:p>42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B333]*8" office:value-type="float" office:value="2656" calcext:value-type="float">
            <text:p>2656</text:p>
          </table:table-cell>
          <table:table-cell table:formula="of:=[.B333]*128" office:value-type="float" office:value="42496" calcext:value-type="float">
            <text:p>42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B334]*8" office:value-type="float" office:value="2664" calcext:value-type="float">
            <text:p>2664</text:p>
          </table:table-cell>
          <table:table-cell table:formula="of:=[.B334]*128" office:value-type="float" office:value="42624" calcext:value-type="float">
            <text:p>42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335]*8" office:value-type="float" office:value="2672" calcext:value-type="float">
            <text:p>2672</text:p>
          </table:table-cell>
          <table:table-cell table:formula="of:=[.B335]*128" office:value-type="float" office:value="42752" calcext:value-type="float">
            <text:p>42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B336]*8" office:value-type="float" office:value="2680" calcext:value-type="float">
            <text:p>2680</text:p>
          </table:table-cell>
          <table:table-cell table:formula="of:=[.B336]*128" office:value-type="float" office:value="42880" calcext:value-type="float">
            <text:p>42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337]*8" office:value-type="float" office:value="2688" calcext:value-type="float">
            <text:p>2688</text:p>
          </table:table-cell>
          <table:table-cell table:formula="of:=[.B337]*128" office:value-type="float" office:value="43008" calcext:value-type="float">
            <text:p>43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B338]*8" office:value-type="float" office:value="2696" calcext:value-type="float">
            <text:p>2696</text:p>
          </table:table-cell>
          <table:table-cell table:formula="of:=[.B338]*128" office:value-type="float" office:value="43136" calcext:value-type="float">
            <text:p>43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B339]*8" office:value-type="float" office:value="2704" calcext:value-type="float">
            <text:p>2704</text:p>
          </table:table-cell>
          <table:table-cell table:formula="of:=[.B339]*128" office:value-type="float" office:value="43264" calcext:value-type="float">
            <text:p>43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B340]*8" office:value-type="float" office:value="2712" calcext:value-type="float">
            <text:p>2712</text:p>
          </table:table-cell>
          <table:table-cell table:formula="of:=[.B340]*128" office:value-type="float" office:value="43392" calcext:value-type="float">
            <text:p>43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341]*8" office:value-type="float" office:value="2720" calcext:value-type="float">
            <text:p>2720</text:p>
          </table:table-cell>
          <table:table-cell table:formula="of:=[.B341]*128" office:value-type="float" office:value="43520" calcext:value-type="float">
            <text:p>43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B342]*8" office:value-type="float" office:value="2728" calcext:value-type="float">
            <text:p>2728</text:p>
          </table:table-cell>
          <table:table-cell table:formula="of:=[.B342]*128" office:value-type="float" office:value="43648" calcext:value-type="float">
            <text:p>436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343]*8" office:value-type="float" office:value="2736" calcext:value-type="float">
            <text:p>2736</text:p>
          </table:table-cell>
          <table:table-cell table:formula="of:=[.B343]*128" office:value-type="float" office:value="43776" calcext:value-type="float">
            <text:p>437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B344]*8" office:value-type="float" office:value="2744" calcext:value-type="float">
            <text:p>2744</text:p>
          </table:table-cell>
          <table:table-cell table:formula="of:=[.B344]*128" office:value-type="float" office:value="43904" calcext:value-type="float">
            <text:p>43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345]*8" office:value-type="float" office:value="2752" calcext:value-type="float">
            <text:p>2752</text:p>
          </table:table-cell>
          <table:table-cell table:formula="of:=[.B345]*128" office:value-type="float" office:value="44032" calcext:value-type="float">
            <text:p>44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B346]*8" office:value-type="float" office:value="2760" calcext:value-type="float">
            <text:p>2760</text:p>
          </table:table-cell>
          <table:table-cell table:formula="of:=[.B346]*128" office:value-type="float" office:value="44160" calcext:value-type="float">
            <text:p>44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B347]*8" office:value-type="float" office:value="2768" calcext:value-type="float">
            <text:p>2768</text:p>
          </table:table-cell>
          <table:table-cell table:formula="of:=[.B347]*128" office:value-type="float" office:value="44288" calcext:value-type="float">
            <text:p>44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B348]*8" office:value-type="float" office:value="2776" calcext:value-type="float">
            <text:p>2776</text:p>
          </table:table-cell>
          <table:table-cell table:formula="of:=[.B348]*128" office:value-type="float" office:value="44416" calcext:value-type="float">
            <text:p>44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B349]*8" office:value-type="float" office:value="2784" calcext:value-type="float">
            <text:p>2784</text:p>
          </table:table-cell>
          <table:table-cell table:formula="of:=[.B349]*128" office:value-type="float" office:value="44544" calcext:value-type="float">
            <text:p>44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B350]*8" office:value-type="float" office:value="2792" calcext:value-type="float">
            <text:p>2792</text:p>
          </table:table-cell>
          <table:table-cell table:formula="of:=[.B350]*128" office:value-type="float" office:value="44672" calcext:value-type="float">
            <text:p>44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351]*8" office:value-type="float" office:value="2800" calcext:value-type="float">
            <text:p>2800</text:p>
          </table:table-cell>
          <table:table-cell table:formula="of:=[.B351]*128" office:value-type="float" office:value="44800" calcext:value-type="float">
            <text:p>44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B352]*8" office:value-type="float" office:value="2808" calcext:value-type="float">
            <text:p>2808</text:p>
          </table:table-cell>
          <table:table-cell table:formula="of:=[.B352]*128" office:value-type="float" office:value="44928" calcext:value-type="float">
            <text:p>449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353]*8" office:value-type="float" office:value="2816" calcext:value-type="float">
            <text:p>2816</text:p>
          </table:table-cell>
          <table:table-cell table:formula="of:=[.B353]*128" office:value-type="float" office:value="45056" calcext:value-type="float">
            <text:p>45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B354]*8" office:value-type="float" office:value="2824" calcext:value-type="float">
            <text:p>2824</text:p>
          </table:table-cell>
          <table:table-cell table:formula="of:=[.B354]*128" office:value-type="float" office:value="45184" calcext:value-type="float">
            <text:p>45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B355]*8" office:value-type="float" office:value="2832" calcext:value-type="float">
            <text:p>2832</text:p>
          </table:table-cell>
          <table:table-cell table:formula="of:=[.B355]*128" office:value-type="float" office:value="45312" calcext:value-type="float">
            <text:p>453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B356]*8" office:value-type="float" office:value="2840" calcext:value-type="float">
            <text:p>2840</text:p>
          </table:table-cell>
          <table:table-cell table:formula="of:=[.B356]*128" office:value-type="float" office:value="45440" calcext:value-type="float">
            <text:p>45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B357]*8" office:value-type="float" office:value="2848" calcext:value-type="float">
            <text:p>2848</text:p>
          </table:table-cell>
          <table:table-cell table:formula="of:=[.B357]*128" office:value-type="float" office:value="45568" calcext:value-type="float">
            <text:p>45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B358]*8" office:value-type="float" office:value="2856" calcext:value-type="float">
            <text:p>2856</text:p>
          </table:table-cell>
          <table:table-cell table:formula="of:=[.B358]*128" office:value-type="float" office:value="45696" calcext:value-type="float">
            <text:p>45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B359]*8" office:value-type="float" office:value="2864" calcext:value-type="float">
            <text:p>2864</text:p>
          </table:table-cell>
          <table:table-cell table:formula="of:=[.B359]*128" office:value-type="float" office:value="45824" calcext:value-type="float">
            <text:p>458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B360]*8" office:value-type="float" office:value="2872" calcext:value-type="float">
            <text:p>2872</text:p>
          </table:table-cell>
          <table:table-cell table:formula="of:=[.B360]*128" office:value-type="float" office:value="45952" calcext:value-type="float">
            <text:p>45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361]*8" office:value-type="float" office:value="2880" calcext:value-type="float">
            <text:p>2880</text:p>
          </table:table-cell>
          <table:table-cell table:formula="of:=[.B361]*128" office:value-type="float" office:value="46080" calcext:value-type="float">
            <text:p>46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[.B362]*8" office:value-type="float" office:value="2888" calcext:value-type="float">
            <text:p>2888</text:p>
          </table:table-cell>
          <table:table-cell table:formula="of:=[.B362]*128" office:value-type="float" office:value="46208" calcext:value-type="float">
            <text:p>46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[.B363]*8" office:value-type="float" office:value="2896" calcext:value-type="float">
            <text:p>2896</text:p>
          </table:table-cell>
          <table:table-cell table:formula="of:=[.B363]*128" office:value-type="float" office:value="46336" calcext:value-type="float">
            <text:p>46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[.B364]*8" office:value-type="float" office:value="2904" calcext:value-type="float">
            <text:p>2904</text:p>
          </table:table-cell>
          <table:table-cell table:formula="of:=[.B364]*128" office:value-type="float" office:value="46464" calcext:value-type="float">
            <text:p>464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B365]*8" office:value-type="float" office:value="2912" calcext:value-type="float">
            <text:p>2912</text:p>
          </table:table-cell>
          <table:table-cell table:formula="of:=[.B365]*128" office:value-type="float" office:value="46592" calcext:value-type="float">
            <text:p>46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[.B366]*8" office:value-type="float" office:value="2920" calcext:value-type="float">
            <text:p>2920</text:p>
          </table:table-cell>
          <table:table-cell table:formula="of:=[.B366]*128" office:value-type="float" office:value="46720" calcext:value-type="float">
            <text:p>46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[.B367]*8" office:value-type="float" office:value="2928" calcext:value-type="float">
            <text:p>2928</text:p>
          </table:table-cell>
          <table:table-cell table:formula="of:=[.B367]*128" office:value-type="float" office:value="46848" calcext:value-type="float">
            <text:p>468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[.B368]*8" office:value-type="float" office:value="2936" calcext:value-type="float">
            <text:p>2936</text:p>
          </table:table-cell>
          <table:table-cell table:formula="of:=[.B368]*128" office:value-type="float" office:value="46976" calcext:value-type="float">
            <text:p>46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369]*8" office:value-type="float" office:value="2944" calcext:value-type="float">
            <text:p>2944</text:p>
          </table:table-cell>
          <table:table-cell table:formula="of:=[.B369]*128" office:value-type="float" office:value="47104" calcext:value-type="float">
            <text:p>47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[.B370]*8" office:value-type="float" office:value="2952" calcext:value-type="float">
            <text:p>2952</text:p>
          </table:table-cell>
          <table:table-cell table:formula="of:=[.B370]*128" office:value-type="float" office:value="47232" calcext:value-type="float">
            <text:p>47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371]*8" office:value-type="float" office:value="2960" calcext:value-type="float">
            <text:p>2960</text:p>
          </table:table-cell>
          <table:table-cell table:formula="of:=[.B371]*128" office:value-type="float" office:value="47360" calcext:value-type="float">
            <text:p>47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[.B372]*8" office:value-type="float" office:value="2968" calcext:value-type="float">
            <text:p>2968</text:p>
          </table:table-cell>
          <table:table-cell table:formula="of:=[.B372]*128" office:value-type="float" office:value="47488" calcext:value-type="float">
            <text:p>47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373]*8" office:value-type="float" office:value="2976" calcext:value-type="float">
            <text:p>2976</text:p>
          </table:table-cell>
          <table:table-cell table:formula="of:=[.B373]*128" office:value-type="float" office:value="47616" calcext:value-type="float">
            <text:p>476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[.B374]*8" office:value-type="float" office:value="2984" calcext:value-type="float">
            <text:p>2984</text:p>
          </table:table-cell>
          <table:table-cell table:formula="of:=[.B374]*128" office:value-type="float" office:value="47744" calcext:value-type="float">
            <text:p>477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[.B375]*8" office:value-type="float" office:value="2992" calcext:value-type="float">
            <text:p>2992</text:p>
          </table:table-cell>
          <table:table-cell table:formula="of:=[.B375]*128" office:value-type="float" office:value="47872" calcext:value-type="float">
            <text:p>478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76]*8" office:value-type="float" office:value="3000" calcext:value-type="float">
            <text:p>3000</text:p>
          </table:table-cell>
          <table:table-cell table:formula="of:=[.B376]*128" office:value-type="float" office:value="48000" calcext:value-type="float">
            <text:p>48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377]*8" office:value-type="float" office:value="3008" calcext:value-type="float">
            <text:p>3008</text:p>
          </table:table-cell>
          <table:table-cell table:formula="of:=[.B377]*128" office:value-type="float" office:value="48128" calcext:value-type="float">
            <text:p>48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[.B378]*8" office:value-type="float" office:value="3016" calcext:value-type="float">
            <text:p>3016</text:p>
          </table:table-cell>
          <table:table-cell table:formula="of:=[.B378]*128" office:value-type="float" office:value="48256" calcext:value-type="float">
            <text:p>48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[.B379]*8" office:value-type="float" office:value="3024" calcext:value-type="float">
            <text:p>3024</text:p>
          </table:table-cell>
          <table:table-cell table:formula="of:=[.B379]*128" office:value-type="float" office:value="48384" calcext:value-type="float">
            <text:p>48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[.B380]*8" office:value-type="float" office:value="3032" calcext:value-type="float">
            <text:p>3032</text:p>
          </table:table-cell>
          <table:table-cell table:formula="of:=[.B380]*128" office:value-type="float" office:value="48512" calcext:value-type="float">
            <text:p>48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381]*8" office:value-type="float" office:value="3040" calcext:value-type="float">
            <text:p>3040</text:p>
          </table:table-cell>
          <table:table-cell table:formula="of:=[.B381]*128" office:value-type="float" office:value="48640" calcext:value-type="float">
            <text:p>48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[.B382]*8" office:value-type="float" office:value="3048" calcext:value-type="float">
            <text:p>3048</text:p>
          </table:table-cell>
          <table:table-cell table:formula="of:=[.B382]*128" office:value-type="float" office:value="48768" calcext:value-type="float">
            <text:p>48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[.B383]*8" office:value-type="float" office:value="3056" calcext:value-type="float">
            <text:p>3056</text:p>
          </table:table-cell>
          <table:table-cell table:formula="of:=[.B383]*128" office:value-type="float" office:value="48896" calcext:value-type="float">
            <text:p>48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84]*8" office:value-type="float" office:value="3064" calcext:value-type="float">
            <text:p>3064</text:p>
          </table:table-cell>
          <table:table-cell table:formula="of:=[.B384]*128" office:value-type="float" office:value="49024" calcext:value-type="float">
            <text:p>49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385]*8" office:value-type="float" office:value="3072" calcext:value-type="float">
            <text:p>3072</text:p>
          </table:table-cell>
          <table:table-cell table:formula="of:=[.B385]*128" office:value-type="float" office:value="49152" calcext:value-type="float">
            <text:p>49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[.B386]*8" office:value-type="float" office:value="3080" calcext:value-type="float">
            <text:p>3080</text:p>
          </table:table-cell>
          <table:table-cell table:formula="of:=[.B386]*128" office:value-type="float" office:value="49280" calcext:value-type="float">
            <text:p>49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[.B387]*8" office:value-type="float" office:value="3088" calcext:value-type="float">
            <text:p>3088</text:p>
          </table:table-cell>
          <table:table-cell table:formula="of:=[.B387]*128" office:value-type="float" office:value="49408" calcext:value-type="float">
            <text:p>49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[.B388]*8" office:value-type="float" office:value="3096" calcext:value-type="float">
            <text:p>3096</text:p>
          </table:table-cell>
          <table:table-cell table:formula="of:=[.B388]*128" office:value-type="float" office:value="49536" calcext:value-type="float">
            <text:p>49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[.B389]*8" office:value-type="float" office:value="3104" calcext:value-type="float">
            <text:p>3104</text:p>
          </table:table-cell>
          <table:table-cell table:formula="of:=[.B389]*128" office:value-type="float" office:value="49664" calcext:value-type="float">
            <text:p>49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[.B390]*8" office:value-type="float" office:value="3112" calcext:value-type="float">
            <text:p>3112</text:p>
          </table:table-cell>
          <table:table-cell table:formula="of:=[.B390]*128" office:value-type="float" office:value="49792" calcext:value-type="float">
            <text:p>49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391]*8" office:value-type="float" office:value="3120" calcext:value-type="float">
            <text:p>3120</text:p>
          </table:table-cell>
          <table:table-cell table:formula="of:=[.B391]*128" office:value-type="float" office:value="49920" calcext:value-type="float">
            <text:p>49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B392]*8" office:value-type="float" office:value="3128" calcext:value-type="float">
            <text:p>3128</text:p>
          </table:table-cell>
          <table:table-cell table:formula="of:=[.B392]*128" office:value-type="float" office:value="50048" calcext:value-type="float">
            <text:p>50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393]*8" office:value-type="float" office:value="3136" calcext:value-type="float">
            <text:p>3136</text:p>
          </table:table-cell>
          <table:table-cell table:formula="of:=[.B393]*128" office:value-type="float" office:value="50176" calcext:value-type="float">
            <text:p>50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[.B394]*8" office:value-type="float" office:value="3144" calcext:value-type="float">
            <text:p>3144</text:p>
          </table:table-cell>
          <table:table-cell table:formula="of:=[.B394]*128" office:value-type="float" office:value="50304" calcext:value-type="float">
            <text:p>50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[.B395]*8" office:value-type="float" office:value="3152" calcext:value-type="float">
            <text:p>3152</text:p>
          </table:table-cell>
          <table:table-cell table:formula="of:=[.B395]*128" office:value-type="float" office:value="50432" calcext:value-type="float">
            <text:p>50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[.B396]*8" office:value-type="float" office:value="3160" calcext:value-type="float">
            <text:p>3160</text:p>
          </table:table-cell>
          <table:table-cell table:formula="of:=[.B396]*128" office:value-type="float" office:value="50560" calcext:value-type="float">
            <text:p>50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[.B397]*8" office:value-type="float" office:value="3168" calcext:value-type="float">
            <text:p>3168</text:p>
          </table:table-cell>
          <table:table-cell table:formula="of:=[.B397]*128" office:value-type="float" office:value="50688" calcext:value-type="float">
            <text:p>50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[.B398]*8" office:value-type="float" office:value="3176" calcext:value-type="float">
            <text:p>3176</text:p>
          </table:table-cell>
          <table:table-cell table:formula="of:=[.B398]*128" office:value-type="float" office:value="50816" calcext:value-type="float">
            <text:p>50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399]*8" office:value-type="float" office:value="3184" calcext:value-type="float">
            <text:p>3184</text:p>
          </table:table-cell>
          <table:table-cell table:formula="of:=[.B399]*128" office:value-type="float" office:value="50944" calcext:value-type="float">
            <text:p>50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[.B400]*8" office:value-type="float" office:value="3192" calcext:value-type="float">
            <text:p>3192</text:p>
          </table:table-cell>
          <table:table-cell table:formula="of:=[.B400]*128" office:value-type="float" office:value="51072" calcext:value-type="float">
            <text:p>51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1]*8" office:value-type="float" office:value="3200" calcext:value-type="float">
            <text:p>3200</text:p>
          </table:table-cell>
          <table:table-cell table:formula="of:=[.B401]*128" office:value-type="float" office:value="51200" calcext:value-type="float">
            <text:p>51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[.B402]*8" office:value-type="float" office:value="3208" calcext:value-type="float">
            <text:p>3208</text:p>
          </table:table-cell>
          <table:table-cell table:formula="of:=[.B402]*128" office:value-type="float" office:value="51328" calcext:value-type="float">
            <text:p>51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[.B403]*8" office:value-type="float" office:value="3216" calcext:value-type="float">
            <text:p>3216</text:p>
          </table:table-cell>
          <table:table-cell table:formula="of:=[.B403]*128" office:value-type="float" office:value="51456" calcext:value-type="float">
            <text:p>51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[.B404]*8" office:value-type="float" office:value="3224" calcext:value-type="float">
            <text:p>3224</text:p>
          </table:table-cell>
          <table:table-cell table:formula="of:=[.B404]*128" office:value-type="float" office:value="51584" calcext:value-type="float">
            <text:p>51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[.B405]*8" office:value-type="float" office:value="3232" calcext:value-type="float">
            <text:p>3232</text:p>
          </table:table-cell>
          <table:table-cell table:formula="of:=[.B405]*128" office:value-type="float" office:value="51712" calcext:value-type="float">
            <text:p>51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[.B406]*8" office:value-type="float" office:value="3240" calcext:value-type="float">
            <text:p>3240</text:p>
          </table:table-cell>
          <table:table-cell table:formula="of:=[.B406]*128" office:value-type="float" office:value="51840" calcext:value-type="float">
            <text:p>51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[.B407]*8" office:value-type="float" office:value="3248" calcext:value-type="float">
            <text:p>3248</text:p>
          </table:table-cell>
          <table:table-cell table:formula="of:=[.B407]*128" office:value-type="float" office:value="51968" calcext:value-type="float">
            <text:p>51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[.B408]*8" office:value-type="float" office:value="3256" calcext:value-type="float">
            <text:p>3256</text:p>
          </table:table-cell>
          <table:table-cell table:formula="of:=[.B408]*128" office:value-type="float" office:value="52096" calcext:value-type="float">
            <text:p>52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409]*8" office:value-type="float" office:value="3264" calcext:value-type="float">
            <text:p>3264</text:p>
          </table:table-cell>
          <table:table-cell table:formula="of:=[.B409]*128" office:value-type="float" office:value="52224" calcext:value-type="float">
            <text:p>52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[.B410]*8" office:value-type="float" office:value="3272" calcext:value-type="float">
            <text:p>3272</text:p>
          </table:table-cell>
          <table:table-cell table:formula="of:=[.B410]*128" office:value-type="float" office:value="52352" calcext:value-type="float">
            <text:p>52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11]*8" office:value-type="float" office:value="3280" calcext:value-type="float">
            <text:p>3280</text:p>
          </table:table-cell>
          <table:table-cell table:formula="of:=[.B411]*128" office:value-type="float" office:value="52480" calcext:value-type="float">
            <text:p>52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[.B412]*8" office:value-type="float" office:value="3288" calcext:value-type="float">
            <text:p>3288</text:p>
          </table:table-cell>
          <table:table-cell table:formula="of:=[.B412]*128" office:value-type="float" office:value="52608" calcext:value-type="float">
            <text:p>52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[.B413]*8" office:value-type="float" office:value="3296" calcext:value-type="float">
            <text:p>3296</text:p>
          </table:table-cell>
          <table:table-cell table:formula="of:=[.B413]*128" office:value-type="float" office:value="52736" calcext:value-type="float">
            <text:p>52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[.B414]*8" office:value-type="float" office:value="3304" calcext:value-type="float">
            <text:p>3304</text:p>
          </table:table-cell>
          <table:table-cell table:formula="of:=[.B414]*128" office:value-type="float" office:value="52864" calcext:value-type="float">
            <text:p>52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[.B415]*8" office:value-type="float" office:value="3312" calcext:value-type="float">
            <text:p>3312</text:p>
          </table:table-cell>
          <table:table-cell table:formula="of:=[.B415]*128" office:value-type="float" office:value="52992" calcext:value-type="float">
            <text:p>52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[.B416]*8" office:value-type="float" office:value="3320" calcext:value-type="float">
            <text:p>3320</text:p>
          </table:table-cell>
          <table:table-cell table:formula="of:=[.B416]*128" office:value-type="float" office:value="53120" calcext:value-type="float">
            <text:p>53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417]*8" office:value-type="float" office:value="3328" calcext:value-type="float">
            <text:p>3328</text:p>
          </table:table-cell>
          <table:table-cell table:formula="of:=[.B417]*128" office:value-type="float" office:value="53248" calcext:value-type="float">
            <text:p>53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[.B418]*8" office:value-type="float" office:value="3336" calcext:value-type="float">
            <text:p>3336</text:p>
          </table:table-cell>
          <table:table-cell table:formula="of:=[.B418]*128" office:value-type="float" office:value="53376" calcext:value-type="float">
            <text:p>53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[.B419]*8" office:value-type="float" office:value="3344" calcext:value-type="float">
            <text:p>3344</text:p>
          </table:table-cell>
          <table:table-cell table:formula="of:=[.B419]*128" office:value-type="float" office:value="53504" calcext:value-type="float">
            <text:p>53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[.B420]*8" office:value-type="float" office:value="3352" calcext:value-type="float">
            <text:p>3352</text:p>
          </table:table-cell>
          <table:table-cell table:formula="of:=[.B420]*128" office:value-type="float" office:value="53632" calcext:value-type="float">
            <text:p>53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21]*8" office:value-type="float" office:value="3360" calcext:value-type="float">
            <text:p>3360</text:p>
          </table:table-cell>
          <table:table-cell table:formula="of:=[.B421]*128" office:value-type="float" office:value="53760" calcext:value-type="float">
            <text:p>53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[.B422]*8" office:value-type="float" office:value="3368" calcext:value-type="float">
            <text:p>3368</text:p>
          </table:table-cell>
          <table:table-cell table:formula="of:=[.B422]*128" office:value-type="float" office:value="53888" calcext:value-type="float">
            <text:p>53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[.B423]*8" office:value-type="float" office:value="3376" calcext:value-type="float">
            <text:p>3376</text:p>
          </table:table-cell>
          <table:table-cell table:formula="of:=[.B423]*128" office:value-type="float" office:value="54016" calcext:value-type="float">
            <text:p>54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[.B424]*8" office:value-type="float" office:value="3384" calcext:value-type="float">
            <text:p>3384</text:p>
          </table:table-cell>
          <table:table-cell table:formula="of:=[.B424]*128" office:value-type="float" office:value="54144" calcext:value-type="float">
            <text:p>54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425]*8" office:value-type="float" office:value="3392" calcext:value-type="float">
            <text:p>3392</text:p>
          </table:table-cell>
          <table:table-cell table:formula="of:=[.B425]*128" office:value-type="float" office:value="54272" calcext:value-type="float">
            <text:p>54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[.B426]*8" office:value-type="float" office:value="3400" calcext:value-type="float">
            <text:p>3400</text:p>
          </table:table-cell>
          <table:table-cell table:formula="of:=[.B426]*128" office:value-type="float" office:value="54400" calcext:value-type="float">
            <text:p>54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[.B427]*8" office:value-type="float" office:value="3408" calcext:value-type="float">
            <text:p>3408</text:p>
          </table:table-cell>
          <table:table-cell table:formula="of:=[.B427]*128" office:value-type="float" office:value="54528" calcext:value-type="float">
            <text:p>54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[.B428]*8" office:value-type="float" office:value="3416" calcext:value-type="float">
            <text:p>3416</text:p>
          </table:table-cell>
          <table:table-cell table:formula="of:=[.B428]*128" office:value-type="float" office:value="54656" calcext:value-type="float">
            <text:p>54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[.B429]*8" office:value-type="float" office:value="3424" calcext:value-type="float">
            <text:p>3424</text:p>
          </table:table-cell>
          <table:table-cell table:formula="of:=[.B429]*128" office:value-type="float" office:value="54784" calcext:value-type="float">
            <text:p>54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[.B430]*8" office:value-type="float" office:value="3432" calcext:value-type="float">
            <text:p>3432</text:p>
          </table:table-cell>
          <table:table-cell table:formula="of:=[.B430]*128" office:value-type="float" office:value="54912" calcext:value-type="float">
            <text:p>54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431]*8" office:value-type="float" office:value="3440" calcext:value-type="float">
            <text:p>3440</text:p>
          </table:table-cell>
          <table:table-cell table:formula="of:=[.B431]*128" office:value-type="float" office:value="55040" calcext:value-type="float">
            <text:p>55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[.B432]*8" office:value-type="float" office:value="3448" calcext:value-type="float">
            <text:p>3448</text:p>
          </table:table-cell>
          <table:table-cell table:formula="of:=[.B432]*128" office:value-type="float" office:value="55168" calcext:value-type="float">
            <text:p>55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433]*8" office:value-type="float" office:value="3456" calcext:value-type="float">
            <text:p>3456</text:p>
          </table:table-cell>
          <table:table-cell table:formula="of:=[.B433]*128" office:value-type="float" office:value="55296" calcext:value-type="float">
            <text:p>55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[.B434]*8" office:value-type="float" office:value="3464" calcext:value-type="float">
            <text:p>3464</text:p>
          </table:table-cell>
          <table:table-cell table:formula="of:=[.B434]*128" office:value-type="float" office:value="55424" calcext:value-type="float">
            <text:p>55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[.B435]*8" office:value-type="float" office:value="3472" calcext:value-type="float">
            <text:p>3472</text:p>
          </table:table-cell>
          <table:table-cell table:formula="of:=[.B435]*128" office:value-type="float" office:value="55552" calcext:value-type="float">
            <text:p>55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[.B436]*8" office:value-type="float" office:value="3480" calcext:value-type="float">
            <text:p>3480</text:p>
          </table:table-cell>
          <table:table-cell table:formula="of:=[.B436]*128" office:value-type="float" office:value="55680" calcext:value-type="float">
            <text:p>55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[.B437]*8" office:value-type="float" office:value="3488" calcext:value-type="float">
            <text:p>3488</text:p>
          </table:table-cell>
          <table:table-cell table:formula="of:=[.B437]*128" office:value-type="float" office:value="55808" calcext:value-type="float">
            <text:p>55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[.B438]*8" office:value-type="float" office:value="3496" calcext:value-type="float">
            <text:p>3496</text:p>
          </table:table-cell>
          <table:table-cell table:formula="of:=[.B438]*128" office:value-type="float" office:value="55936" calcext:value-type="float">
            <text:p>55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[.B439]*8" office:value-type="float" office:value="3504" calcext:value-type="float">
            <text:p>3504</text:p>
          </table:table-cell>
          <table:table-cell table:formula="of:=[.B439]*128" office:value-type="float" office:value="56064" calcext:value-type="float">
            <text:p>56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[.B440]*8" office:value-type="float" office:value="3512" calcext:value-type="float">
            <text:p>3512</text:p>
          </table:table-cell>
          <table:table-cell table:formula="of:=[.B440]*128" office:value-type="float" office:value="56192" calcext:value-type="float">
            <text:p>56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441]*8" office:value-type="float" office:value="3520" calcext:value-type="float">
            <text:p>3520</text:p>
          </table:table-cell>
          <table:table-cell table:formula="of:=[.B441]*128" office:value-type="float" office:value="56320" calcext:value-type="float">
            <text:p>56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[.B442]*8" office:value-type="float" office:value="3528" calcext:value-type="float">
            <text:p>3528</text:p>
          </table:table-cell>
          <table:table-cell table:formula="of:=[.B442]*128" office:value-type="float" office:value="56448" calcext:value-type="float">
            <text:p>56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[.B443]*8" office:value-type="float" office:value="3536" calcext:value-type="float">
            <text:p>3536</text:p>
          </table:table-cell>
          <table:table-cell table:formula="of:=[.B443]*128" office:value-type="float" office:value="56576" calcext:value-type="float">
            <text:p>56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[.B444]*8" office:value-type="float" office:value="3544" calcext:value-type="float">
            <text:p>3544</text:p>
          </table:table-cell>
          <table:table-cell table:formula="of:=[.B444]*128" office:value-type="float" office:value="56704" calcext:value-type="float">
            <text:p>56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[.B445]*8" office:value-type="float" office:value="3552" calcext:value-type="float">
            <text:p>3552</text:p>
          </table:table-cell>
          <table:table-cell table:formula="of:=[.B445]*128" office:value-type="float" office:value="56832" calcext:value-type="float">
            <text:p>56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[.B446]*8" office:value-type="float" office:value="3560" calcext:value-type="float">
            <text:p>3560</text:p>
          </table:table-cell>
          <table:table-cell table:formula="of:=[.B446]*128" office:value-type="float" office:value="56960" calcext:value-type="float">
            <text:p>56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[.B447]*8" office:value-type="float" office:value="3568" calcext:value-type="float">
            <text:p>3568</text:p>
          </table:table-cell>
          <table:table-cell table:formula="of:=[.B447]*128" office:value-type="float" office:value="57088" calcext:value-type="float">
            <text:p>57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[.B448]*8" office:value-type="float" office:value="3576" calcext:value-type="float">
            <text:p>3576</text:p>
          </table:table-cell>
          <table:table-cell table:formula="of:=[.B448]*128" office:value-type="float" office:value="57216" calcext:value-type="float">
            <text:p>57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449]*8" office:value-type="float" office:value="3584" calcext:value-type="float">
            <text:p>3584</text:p>
          </table:table-cell>
          <table:table-cell table:formula="of:=[.B449]*128" office:value-type="float" office:value="57344" calcext:value-type="float">
            <text:p>57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[.B450]*8" office:value-type="float" office:value="3592" calcext:value-type="float">
            <text:p>3592</text:p>
          </table:table-cell>
          <table:table-cell table:formula="of:=[.B450]*128" office:value-type="float" office:value="57472" calcext:value-type="float">
            <text:p>57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451]*8" office:value-type="float" office:value="3600" calcext:value-type="float">
            <text:p>3600</text:p>
          </table:table-cell>
          <table:table-cell table:formula="of:=[.B451]*128" office:value-type="float" office:value="57600" calcext:value-type="float">
            <text:p>5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[.B452]*8" office:value-type="float" office:value="3608" calcext:value-type="float">
            <text:p>3608</text:p>
          </table:table-cell>
          <table:table-cell table:formula="of:=[.B452]*128" office:value-type="float" office:value="57728" calcext:value-type="float">
            <text:p>57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[.B453]*8" office:value-type="float" office:value="3616" calcext:value-type="float">
            <text:p>3616</text:p>
          </table:table-cell>
          <table:table-cell table:formula="of:=[.B453]*128" office:value-type="float" office:value="57856" calcext:value-type="float">
            <text:p>57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[.B454]*8" office:value-type="float" office:value="3624" calcext:value-type="float">
            <text:p>3624</text:p>
          </table:table-cell>
          <table:table-cell table:formula="of:=[.B454]*128" office:value-type="float" office:value="57984" calcext:value-type="float">
            <text:p>57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[.B455]*8" office:value-type="float" office:value="3632" calcext:value-type="float">
            <text:p>3632</text:p>
          </table:table-cell>
          <table:table-cell table:formula="of:=[.B455]*128" office:value-type="float" office:value="58112" calcext:value-type="float">
            <text:p>58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[.B456]*8" office:value-type="float" office:value="3640" calcext:value-type="float">
            <text:p>3640</text:p>
          </table:table-cell>
          <table:table-cell table:formula="of:=[.B456]*128" office:value-type="float" office:value="58240" calcext:value-type="float">
            <text:p>58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457]*8" office:value-type="float" office:value="3648" calcext:value-type="float">
            <text:p>3648</text:p>
          </table:table-cell>
          <table:table-cell table:formula="of:=[.B457]*128" office:value-type="float" office:value="58368" calcext:value-type="float">
            <text:p>58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[.B458]*8" office:value-type="float" office:value="3656" calcext:value-type="float">
            <text:p>3656</text:p>
          </table:table-cell>
          <table:table-cell table:formula="of:=[.B458]*128" office:value-type="float" office:value="58496" calcext:value-type="float">
            <text:p>58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[.B459]*8" office:value-type="float" office:value="3664" calcext:value-type="float">
            <text:p>3664</text:p>
          </table:table-cell>
          <table:table-cell table:formula="of:=[.B459]*128" office:value-type="float" office:value="58624" calcext:value-type="float">
            <text:p>58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[.B460]*8" office:value-type="float" office:value="3672" calcext:value-type="float">
            <text:p>3672</text:p>
          </table:table-cell>
          <table:table-cell table:formula="of:=[.B460]*128" office:value-type="float" office:value="58752" calcext:value-type="float">
            <text:p>58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461]*8" office:value-type="float" office:value="3680" calcext:value-type="float">
            <text:p>3680</text:p>
          </table:table-cell>
          <table:table-cell table:formula="of:=[.B461]*128" office:value-type="float" office:value="58880" calcext:value-type="float">
            <text:p>58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[.B462]*8" office:value-type="float" office:value="3688" calcext:value-type="float">
            <text:p>3688</text:p>
          </table:table-cell>
          <table:table-cell table:formula="of:=[.B462]*128" office:value-type="float" office:value="59008" calcext:value-type="float">
            <text:p>59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[.B463]*8" office:value-type="float" office:value="3696" calcext:value-type="float">
            <text:p>3696</text:p>
          </table:table-cell>
          <table:table-cell table:formula="of:=[.B463]*128" office:value-type="float" office:value="59136" calcext:value-type="float">
            <text:p>59136</text:p>
          </table:table-cell>
          <table:table-cell table:number-columns-repeated="1020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row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5" office:value-type="percentage" office:value="0.15" calcext:value-type="percentage">
            <text:p>15.00%</text:p>
          </table:table-cell>
          <table:table-cell table:formula="of:=[.B5]*[.A5]"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5" office:value-type="percentage" office:value="0.15" calcext:value-type="percentage">
            <text:p>15.00%</text:p>
          </table:table-cell>
          <table:table-cell table:formula="of:=[.B6]*[.A6]" office:value-type="float" office:value="135" calcext:value-type="float">
            <text:p>135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1:12:48.023312194</meta:creation-date>
    <dc:date>2018-10-23T12:51:25.636259652</dc:date>
    <meta:editing-duration>PT27M10S</meta:editing-duration>
    <meta:editing-cycles>6</meta:editing-cycles>
    <meta:generator>LibreOffice/6.0.6.2$Linux_X86_64 LibreOffice_project/00m0$Build-2</meta:generator>
    <meta:document-statistic meta:table-count="2" meta:cell-count="1523" meta:object-count="0"/>
  </office:meta>
</office:document-meta>
</file>